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TSYN" svg:font-family="MTSYN"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나눔명조" svg:font-family="나눔명조" style:font-family-generic="system" style:font-pitch="variable"/>
  </office:font-face-decls>
  <office:automatic-styles>
    <style:style style:name="P1" style:family="paragraph" style:parent-style-name="Heading_20_2" style:list-style-name="">
      <style:paragraph-properties fo:line-height="100%" fo:text-align="justify" style:justify-single-word="false" fo:orphans="2" fo:widows="2"/>
    </style:style>
    <style:style style:name="P2" style:family="paragraph" style:parent-style-name="Heading_20_2">
      <style:paragraph-properties fo:break-before="page"/>
    </style:style>
    <style:style style:name="P3"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4" style:family="paragraph" style:parent-style-name="Heading_20_2">
      <style:paragraph-properties fo:hyphenation-ladder-count="no-limit" style:writing-mode="lr-tb"/>
      <style:text-properties fo:hyphenate="true" fo:hyphenation-remain-char-count="2" fo:hyphenation-push-char-count="2"/>
    </style:style>
    <style:style style:name="P5" style:family="paragraph" style:parent-style-name="Heading_20_2">
      <style:paragraph-properties fo:text-align="start" style:justify-single-word="false" fo:hyphenation-ladder-count="no-limit" style:writing-mode="lr-tb"/>
      <style:text-properties fo:hyphenate="true" fo:hyphenation-remain-char-count="2" fo:hyphenation-push-char-count="2"/>
    </style:style>
    <style:style style:name="P6" style:family="paragraph" style:parent-style-name="Heading_20_2" style:master-page-name="">
      <style:paragraph-properties fo:text-align="start" style:justify-single-word="false" fo:hyphenation-ladder-count="no-limit" style:page-number="auto" style:writing-mode="lr-tb"/>
      <style:text-properties fo:hyphenate="false" fo:hyphenation-remain-char-count="2" fo:hyphenation-push-char-count="2"/>
    </style:style>
    <style:style style:name="P7" style:family="paragraph" style:parent-style-name="Heading_20_2" style:master-page-name="">
      <style:paragraph-properties fo:text-align="start" style:justify-single-word="false" fo:hyphenation-ladder-count="no-limit" style:page-number="auto" style:writing-mode="lr-tb"/>
      <style:text-properties style:font-name="FreeSans" fo:font-size="14pt" fo:font-weight="normal" style:font-name-asian="Noto Sans CJK SC Regular" style:font-size-asian="14pt" style:font-weight-asian="normal" style:font-name-complex="Lohit Devanagari" style:font-size-complex="14pt" style:font-weight-complex="normal" fo:hyphenate="false" fo:hyphenation-remain-char-count="2" fo:hyphenation-push-char-count="2"/>
    </style:style>
    <style:style style:name="P8" style:family="paragraph" style:parent-style-name="Heading_20_2" style:master-page-name="">
      <style:paragraph-properties fo:text-align="start" style:justify-single-word="false" fo:hyphenation-ladder-count="no-limit" style:page-number="auto" style:writing-mode="lr-tb"/>
      <style:text-properties fo:hyphenate="false" fo:hyphenation-remain-char-count="2" fo:hyphenation-push-char-count="2"/>
    </style:style>
    <style:style style:name="P9" style:family="paragraph" style:parent-style-name="Heading_20_2" style:master-page-name="">
      <style:paragraph-properties fo:text-align="start" style:justify-single-word="false" fo:hyphenation-ladder-count="no-limit" style:page-number="auto" style:writing-mode="lr-tb"/>
      <style:text-properties fo:hyphenate="false" fo:hyphenation-remain-char-count="2" fo:hyphenation-push-char-count="2"/>
    </style:style>
    <style:style style:name="P10" style:family="paragraph" style:parent-style-name="Heading_20_2" style:master-page-name="">
      <style:paragraph-properties fo:text-align="start" style:justify-single-word="false" fo:hyphenation-ladder-count="no-limit" style:page-number="auto" style:writing-mode="lr-tb"/>
      <style:text-properties fo:font-weight="normal" style:font-weight-asian="normal" style:font-weight-complex="normal" fo:hyphenate="false" fo:hyphenation-remain-char-count="2" fo:hyphenation-push-char-count="2"/>
    </style:style>
    <style:style style:name="P11" style:family="paragraph" style:parent-style-name="Standard">
      <style:paragraph-properties fo:line-height="100%" fo:text-align="justify" style:justify-single-word="false"/>
      <style:text-properties fo:color="#000000" style:font-name="Liberation Sans Narrow" fo:font-size="11pt" fo:language="en" fo:country="US" style:font-size-asian="11pt" style:font-name-complex="Times New Roman1" style:font-size-complex="11pt"/>
    </style:style>
    <style:style style:name="P12" style:family="paragraph" style:parent-style-name="Standard">
      <style:paragraph-properties fo:line-height="100%" fo:text-align="justify" style:justify-single-word="false"/>
      <style:text-properties style:font-name="Liberation Sans Narrow" fo:font-size="11pt" style:font-size-asian="11pt" style:font-size-complex="11pt"/>
    </style:style>
    <style:style style:name="P13" style:family="paragraph" style:parent-style-name="Standard">
      <style:paragraph-properties fo:margin-top="0in" fo:margin-bottom="0in" loext:contextual-spacing="true" fo:line-height="100%" fo:text-align="justify" style:justify-single-word="false"/>
      <style:text-properties fo:color="#000000" style:text-position="super 58%" style:font-name="Liberation Sans Narrow" fo:font-size="11pt" style:font-size-asian="11pt" style:font-name-complex="Times New Roman1" style:font-size-complex="11pt"/>
    </style:style>
    <style:style style:name="P14" style:family="paragraph" style:parent-style-name="Standard">
      <style:paragraph-properties fo:margin-top="0in" fo:margin-bottom="0in" loext:contextual-spacing="true" fo:line-height="100%" fo:text-align="justify" style:justify-single-word="false"/>
      <style:text-properties fo:color="#000000" style:font-name="Liberation Sans Narrow" fo:font-size="11pt" style:font-size-asian="11pt" style:font-name-complex="Times New Roman1" style:font-size-complex="11pt"/>
    </style:style>
    <style:style style:name="P15" style:family="paragraph" style:parent-style-name="Standard">
      <style:paragraph-properties fo:margin-top="0in" fo:margin-bottom="0in" loext:contextual-spacing="true" fo:line-height="100%" fo:text-align="justify" style:justify-single-word="false"/>
      <style:text-properties fo:color="#000000" style:font-name="Liberation Sans Narrow" fo:font-size="11pt" fo:font-weight="bold" officeooo:paragraph-rsid="001146a7" style:font-size-asian="11pt" style:font-weight-asian="bold" style:font-name-complex="Times New Roman1" style:font-size-complex="11pt"/>
    </style:style>
    <style:style style:name="P16" style:family="paragraph" style:parent-style-name="Standard">
      <style:paragraph-properties fo:margin-top="0in" fo:margin-bottom="0in" loext:contextual-spacing="true" fo:line-height="100%" fo:text-align="justify" style:justify-single-word="false"/>
      <style:text-properties fo:color="#000000" style:font-name="Liberation Sans Narrow" fo:font-size="11pt" fo:language="es" fo:country="ES" style:font-size-asian="11pt" style:font-name-complex="Times New Roman1" style:font-size-complex="11pt"/>
    </style:style>
    <style:style style:name="P17"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1146a7" style:font-size-asian="12pt" style:font-size-complex="12pt"/>
    </style:style>
    <style:style style:name="P18"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19" style:family="paragraph" style:parent-style-name="Standard">
      <loext:graphic-properties draw:fill="solid" draw:fill-color="#ffffff"/>
      <style:paragraph-properties fo:margin-top="0in" fo:margin-bottom="0in" loext:contextual-spacing="true" fo:line-height="100%" fo:text-align="justify" style:justify-single-word="false" fo:background-color="#ffffff"/>
      <style:text-properties style:font-name="Liberation Sans Narrow" fo:font-size="11pt" style:font-size-asian="11pt" style:font-size-complex="11pt"/>
    </style:style>
    <style:style style:name="P20"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146a7" style:font-size-asian="10pt" style:font-size-complex="10pt"/>
    </style:style>
    <style:style style:name="P21"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146a7" style:font-size-asian="12pt" style:font-size-complex="12pt"/>
    </style:style>
    <style:style style:name="P2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Narrow" fo:font-size="11pt" fo:font-weight="bold" officeooo:paragraph-rsid="001146a7" style:font-size-asian="11pt" style:font-weight-asian="bold" style:font-name-complex="Times New Roman1" style:font-size-complex="11pt"/>
    </style:style>
    <style:style style:name="P23"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Narrow" fo:font-size="11pt" fo:font-weight="bold" officeooo:rsid="001210e0" officeooo:paragraph-rsid="001210e0" style:font-size-asian="11pt" style:font-weight-asian="bold" style:font-name-complex="Times New Roman1" style:font-size-complex="11pt"/>
    </style:style>
    <style:style style:name="P24" style:family="paragraph" style:parent-style-name="Standard">
      <style:paragraph-properties fo:margin-top="0in" fo:margin-bottom="0in" loext:contextual-spacing="true" fo:line-height="100%" fo:text-align="justify" style:justify-single-word="false" fo:hyphenation-ladder-count="no-limit" style:writing-mode="lr-tb"/>
      <style:text-properties fo:color="#000000" style:font-name="Liberation Sans Narrow" fo:font-size="11pt" style:font-size-asian="11pt" style:font-name-complex="Times New Roman1" style:font-size-complex="11pt" fo:hyphenate="true" fo:hyphenation-remain-char-count="2" fo:hyphenation-push-char-count="2"/>
    </style:style>
    <style:style style:name="P25" style:family="paragraph" style:parent-style-name="Standard">
      <style:paragraph-properties fo:margin-top="0in" fo:margin-bottom="0in" loext:contextual-spacing="true" fo:line-height="100%" fo:text-align="justify" style:justify-single-word="false" fo:hyphenation-ladder-count="no-limit" style:writing-mode="lr-tb"/>
      <style:text-properties fo:color="#000000" style:font-name="Liberation Sans Narrow" fo:font-size="11pt" style:font-size-asian="11pt" style:font-name-complex="Times New Roman1" style:font-size-complex="11pt" fo:background-color="#ffff00" fo:hyphenate="true" fo:hyphenation-remain-char-count="2" fo:hyphenation-push-char-count="2"/>
    </style:style>
    <style:style style:name="P26" style:family="paragraph" style:parent-style-name="Standard">
      <style:paragraph-properties fo:margin-top="0in" fo:margin-bottom="0in" loext:contextual-spacing="true" fo:line-height="100%" fo:text-align="justify" style:justify-single-word="false" fo:hyphenation-ladder-count="no-limit" style:writing-mode="lr-tb"/>
      <style:text-properties fo:color="#000000" style:font-name="Liberation Sans Narrow" fo:font-size="11pt" fo:font-weight="bold" style:font-size-asian="11pt" style:font-weight-asian="bold" style:font-name-complex="Times New Roman1" style:font-size-complex="11pt" fo:hyphenate="true" fo:hyphenation-remain-char-count="2" fo:hyphenation-push-char-count="2"/>
    </style:style>
    <style:style style:name="P27" style:family="paragraph" style:parent-style-name="Standard">
      <style:paragraph-properties fo:margin-top="0in" fo:margin-bottom="0in" loext:contextual-spacing="true" fo:line-height="100%" fo:text-align="justify" style:justify-single-word="false" fo:hyphenation-ladder-count="no-limit" style:writing-mode="lr-tb"/>
      <style:text-properties fo:color="#000000" style:font-name="Liberation Sans Narrow" fo:font-size="11pt" fo:font-weight="bold" style:font-size-asian="11pt" style:font-weight-asian="bold" style:font-name-complex="Times New Roman1" style:font-size-complex="11pt" style:font-weight-complex="bold" fo:hyphenate="true" fo:hyphenation-remain-char-count="2" fo:hyphenation-push-char-count="2"/>
    </style:style>
    <style:style style:name="P28"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weight="bold" style:font-size-asian="11pt" style:font-weight-asian="bold" style:font-name-complex="Times New Roman1" style:font-size-complex="11pt" style:font-weight-complex="bold" fo:hyphenate="true" fo:hyphenation-remain-char-count="2" fo:hyphenation-push-char-count="2"/>
    </style:style>
    <style:style style:name="P29" style:family="paragraph" style:parent-style-name="Standard">
      <style:paragraph-properties fo:margin-left="0in" fo:margin-right="0.0339in" fo:margin-top="0in" fo:margin-bottom="0in" loext:contextual-spacing="true" fo:line-height="100%" fo:text-align="justify" style:justify-single-word="false" fo:orphans="0" fo:widows="0" fo:text-indent="0in" style:auto-text-indent="false"/>
      <style:text-properties style:font-name="Liberation Sans Narrow" fo:font-size="11pt" style:font-size-asian="11pt" style:font-size-complex="11pt"/>
    </style:style>
    <style:style style:name="P30" style:family="paragraph" style:parent-style-name="Standard">
      <style:paragraph-properties fo:margin-left="0in" fo:margin-right="0.0339in" fo:margin-top="0in" fo:margin-bottom="0in" loext:contextual-spacing="true" fo:line-height="100%" fo:text-align="justify" style:justify-single-word="false" fo:orphans="0" fo:widows="0" fo:text-indent="0in" style:auto-text-indent="false"/>
      <style:text-properties style:font-name="Liberation Sans Narrow" fo:font-size="11pt" fo:language="en" fo:country="US" style:font-name-asian="F" style:font-size-asian="11pt" style:font-name-complex="Times New Roman1" style:font-size-complex="11pt"/>
    </style:style>
    <style:style style:name="P31"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P32"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fo:hyphenate="true" fo:hyphenation-remain-char-count="2" fo:hyphenation-push-char-count="2"/>
    </style:style>
    <style:style style:name="P33" style:family="paragraph" style:parent-style-name="Standard">
      <style:paragraph-properties fo:margin-left="0in" fo:margin-right="0in" fo:margin-top="0in" fo:margin-bottom="0in" loext:contextual-spacing="true" fo:line-height="100%" fo:text-align="justify" style:justify-single-word="false" fo:hyphenation-ladder-count="no-limit" fo:text-indent="0.25in" style:auto-text-indent="false" style:writing-mode="lr-tb"/>
      <style:text-properties fo:color="#000000" style:font-name="Liberation Sans Narrow" fo:font-size="11pt" style:font-size-asian="11pt" style:font-name-complex="Times New Roman1" style:font-size-complex="11pt" fo:hyphenate="true" fo:hyphenation-remain-char-count="2" fo:hyphenation-push-char-count="2"/>
    </style:style>
    <style:style style:name="P34" style:family="paragraph" style:parent-style-name="List_20_Paragraph">
      <style:paragraph-properties fo:margin-left="0in" fo:margin-right="0in" fo:margin-top="0in" fo:margin-bottom="0in" loext:contextual-spacing="false" fo:line-height="100%" fo:text-align="justify" style:justify-single-word="false" fo:hyphenation-ladder-count="no-limit" fo:text-indent="0.4917in" style:auto-text-indent="false" style:writing-mode="lr-tb"/>
      <style:text-properties fo:hyphenate="true" fo:hyphenation-remain-char-count="2" fo:hyphenation-push-char-count="2"/>
    </style:style>
    <style:style style:name="P35" style:family="paragraph" style:parent-style-name="List_20_Paragraph">
      <style:paragraph-properties fo:margin-left="0in" fo:margin-right="0in" fo:margin-top="0in" fo:margin-bottom="0in" loext:contextual-spacing="fals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P36" style:family="paragraph" style:parent-style-name="List_20_Paragraph" style:list-style-name="WWNum9">
      <style:paragraph-properties fo:margin-left="0.25in" fo:margin-right="0in" fo:margin-top="0in" fo:margin-bottom="0in" loext:contextual-spacing="false" fo:line-height="100%" fo:text-align="justify" style:justify-single-word="false" fo:text-indent="-0.25in" style:auto-text-indent="false">
        <style:tab-stops>
          <style:tab-stop style:position="2.5598in"/>
        </style:tab-stops>
      </style:paragraph-properties>
      <style:text-properties style:font-name="Liberation Sans Narrow" fo:font-size="11pt" style:font-size-asian="11pt" style:font-size-complex="11pt"/>
    </style:style>
    <style:style style:name="P37" style:family="paragraph" style:parent-style-name="List_20_Paragraph" style:list-style-name="WWNum9">
      <style:paragraph-properties fo:margin-left="0.25in" fo:margin-right="0in" fo:margin-top="0in" fo:margin-bottom="0in" loext:contextual-spacing="false" fo:line-height="100%" fo:text-align="justify" style:justify-single-word="false" fo:text-indent="-0.25in" style:auto-text-indent="false"/>
      <style:text-properties style:font-name="Liberation Sans Narrow" fo:font-size="11pt" style:font-size-asian="11pt" style:font-size-complex="11pt"/>
    </style:style>
    <style:style style:name="P38" style:family="paragraph" style:parent-style-name="List_20_Paragraph" style:list-style-name="WWNum9">
      <style:paragraph-properties fo:margin-left="0.25in" fo:margin-right="0in" fo:margin-top="0in" fo:margin-bottom="0in" loext:contextual-spacing="false" fo:line-height="100%" fo:text-align="justify" style:justify-single-word="false" fo:text-indent="-0.25in" style:auto-text-indent="false">
        <style:tab-stops>
          <style:tab-stop style:position="2.5598in"/>
        </style:tab-stops>
      </style:paragraph-properties>
    </style:style>
    <style:style style:name="P39" style:family="paragraph" style:parent-style-name="List_20_Paragraph" style:list-style-name="WWNum9">
      <style:paragraph-properties fo:margin-left="0.25in" fo:margin-right="0in" fo:margin-top="0in" fo:margin-bottom="0in" loext:contextual-spacing="false" fo:line-height="100%" fo:text-align="justify" style:justify-single-word="false" fo:text-indent="-0.25in" style:auto-text-indent="false"/>
    </style:style>
    <style:style style:name="P40" style:family="paragraph" style:parent-style-name="Heading_20_1">
      <style:paragraph-properties fo:text-align="center" style:justify-single-word="false"/>
    </style:style>
    <style:style style:name="P41" style:family="paragraph" style:parent-style-name="Pa10" style:list-style-name="WWNum9">
      <style:paragraph-properties fo:margin-left="0.25in" fo:margin-right="0in" fo:line-height="100%" fo:text-align="justify" style:justify-single-word="false" fo:text-indent="-0.25in" style:auto-text-indent="false">
        <style:tab-stops>
          <style:tab-stop style:position="2.5598in"/>
        </style:tab-stops>
      </style:paragraph-properties>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n" fo:country="US" style:font-name-asian="F" style:font-size-asian="12pt"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style:font-size-asian="12pt" style:font-name-complex="Times New Roman1" style:font-size-complex="12pt" style:font-weight-complex="bold"/>
    </style:style>
    <style:style style:name="T5" style:family="text">
      <style:text-properties style:font-name="Times New Roman" fo:font-size="12pt" fo:language="en" fo:country="US" fo:background-color="#ffffff" loext:char-shading-value="0" style:font-size-asian="12pt"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font-weight-complex="bold"/>
    </style:style>
    <style:style style:name="T7" style:family="text">
      <style:text-properties style:font-name="Times New Roman" fo:font-size="12pt" fo:language="none" fo:country="none" style:font-size-asian="12pt" style:font-name-complex="Times New Roman1" style:font-size-complex="12pt"/>
    </style:style>
    <style:style style:name="T8" style:family="text">
      <style:text-properties style:text-position="super 58%" style:font-name-complex="Times New Roman1"/>
    </style:style>
    <style:style style:name="T9" style:family="text">
      <style:text-properties fo:color="#000000" style:font-name="Times New Roman" fo:font-size="12pt" fo:font-weight="bold" style:font-size-asian="12pt" style:font-weight-asian="bold" style:font-name-complex="Times New Roman1" style:font-size-complex="12pt"/>
    </style:style>
    <style:style style:name="T10"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11" style:family="text">
      <style:text-properties fo:color="#000000" style:font-name="Times New Roman" fo:font-size="12pt" style:font-size-asian="12pt" style:font-name-complex="Times New Roman1" style:font-size-complex="12pt"/>
    </style:style>
    <style:style style:name="T12" style:family="text">
      <style:text-properties fo:color="#000000" style:font-name="Times New Roman" fo:font-size="12pt" fo:language="en" fo:country="US" style:font-size-asian="12pt" style:font-name-complex="Times New Roman1" style:font-size-complex="12pt"/>
    </style:style>
    <style:style style:name="T13" style:family="text">
      <style:text-properties fo:color="#000000" style:font-name="Times New Roman" fo:font-size="12pt" fo:language="en" fo:country="US" fo:background-color="#ffffff" loext:char-shading-value="0" style:font-size-asian="12pt" style:font-name-complex="Times New Roman1" style:font-size-complex="12pt" style:font-weight-complex="bold"/>
    </style:style>
    <style:style style:name="T14" style:family="text">
      <style:text-properties fo:color="#000000" style:font-name="Times New Roman" fo:font-size="12pt" fo:language="es" fo:country="ES" style:font-size-asian="12pt" style:language-asian="es" style:country-asian="PY" style:font-name-complex="Times New Roman1" style:font-size-complex="12pt"/>
    </style:style>
    <style:style style:name="T15" style:family="text">
      <style:text-properties fo:color="#000000" style:font-name="Times New Roman" fo:language="en" fo:country="US" style:font-name-complex="Times New Roman1"/>
    </style:style>
    <style:style style:name="T16" style:family="text">
      <style:text-properties fo:color="#000000" style:text-position="super 58%" style:font-name-complex="Times New Roman1"/>
    </style:style>
    <style:style style:name="T17" style:family="text">
      <style:text-properties fo:color="#000000" style:text-position="sub 58%" style:font-name-complex="Times New Roman1"/>
    </style:style>
    <style:style style:name="T18" style:family="text">
      <style:text-properties fo:color="#000000" style:font-name="Liberation Sans Narrow" fo:font-size="11pt" style:font-size-asian="11pt" style:font-name-complex="Times New Roman1" style:font-size-complex="11pt"/>
    </style:style>
    <style:style style:name="T19" style:family="text">
      <style:text-properties fo:color="#000000" style:font-name="Liberation Sans Narrow" fo:font-size="11pt" style:font-size-asian="11pt" style:font-name-complex="Times New Roman1" style:font-size-complex="11pt" style:font-weight-complex="bold"/>
    </style:style>
    <style:style style:name="T20" style:family="text">
      <style:text-properties fo:color="#000000" style:font-name="Liberation Sans Narrow" fo:font-size="11pt" fo:font-weight="bold" style:font-size-asian="11pt" style:font-weight-asian="bold" style:font-name-complex="Times New Roman1" style:font-size-complex="11pt" style:font-weight-complex="bold"/>
    </style:style>
    <style:style style:name="T21" style:family="text">
      <style:text-properties fo:color="#000000" style:font-name="Liberation Sans Narrow" fo:font-size="11pt" fo:font-style="italic" style:font-size-asian="11pt" style:font-style-asian="italic" style:font-name-complex="Times New Roman1" style:font-size-complex="11pt" style:font-style-complex="italic"/>
    </style:style>
    <style:style style:name="T22" style:family="text">
      <style:text-properties fo:color="#000000" style:font-name="Liberation Sans Narrow" fo:font-size="11pt" fo:font-style="italic" style:font-size-asian="11pt" style:font-style-asian="italic" style:font-name-complex="Times New Roman1" style:font-size-complex="11pt" style:font-style-complex="italic" style:font-weight-complex="bold"/>
    </style:style>
    <style:style style:name="T23" style:family="text">
      <style:text-properties fo:color="#000000" style:font-name="Liberation Sans Narrow" fo:font-size="11pt" fo:language="en" fo:country="US" style:font-size-asian="11pt" style:font-name-complex="Times New Roman1" style:font-size-complex="11pt" style:font-weight-complex="bold"/>
    </style:style>
    <style:style style:name="T24" style:family="text">
      <style:text-properties fo:color="#000000" style:font-name="Liberation Sans Narrow" fo:font-size="11pt" fo:language="en" fo:country="US" style:font-size-asian="11pt" style:font-name-complex="Times New Roman1" style:font-size-complex="11pt"/>
    </style:style>
    <style:style style:name="T25" style:family="text">
      <style:text-properties fo:color="#000000" style:font-name="Liberation Sans Narrow" fo:font-size="11pt" fo:language="en" fo:country="US" style:font-size-asian="11pt" style:font-name-complex="Times New Roman1" style:font-size-complex="11pt" style:font-style-complex="italic"/>
    </style:style>
    <style:style style:name="T26" style:family="text">
      <style:text-properties fo:color="#000000" style:font-name="Liberation Sans Narrow" fo:font-size="11pt" fo:language="en" fo:country="US" fo:background-color="#ffffff" loext:char-shading-value="0" style:font-size-asian="11pt" style:font-name-complex="Times New Roman1" style:font-size-complex="11pt" style:font-weight-complex="bold"/>
    </style:style>
    <style:style style:name="T27" style:family="text">
      <style:text-properties fo:color="#000000" fo:font-weight="bold" style:font-weight-asian="bold" style:font-name-complex="Times New Roman1"/>
    </style:style>
    <style:style style:name="T28" style:family="text">
      <style:text-properties fo:color="#000000" fo:font-weight="bold" style:font-weight-asian="bold" style:font-name-complex="Times New Roman1" style:font-weight-complex="bold"/>
    </style:style>
    <style:style style:name="T29" style:family="text">
      <style:text-properties fo:color="#000000" style:font-name-complex="Times New Roman1"/>
    </style:style>
    <style:style style:name="T30" style:family="text">
      <style:text-properties fo:color="#000000" style:font-name-complex="Times New Roman1" style:font-weight-complex="bold"/>
    </style:style>
    <style:style style:name="T31" style:family="text">
      <style:text-properties fo:color="#000000" style:font-name-complex="Times New Roman1" style:font-style-complex="italic"/>
    </style:style>
    <style:style style:name="T32" style:family="text">
      <style:text-properties fo:color="#000000" officeooo:rsid="001146a7" style:font-name-complex="Times New Roman1"/>
    </style:style>
    <style:style style:name="T33" style:family="text">
      <style:text-properties fo:color="#000000" fo:language="en" fo:country="US" fo:font-weight="bold" style:font-weight-asian="bold" style:font-name-complex="Times New Roman1"/>
    </style:style>
    <style:style style:name="T34" style:family="text">
      <style:text-properties fo:color="#000000" fo:language="en" fo:country="US" fo:background-color="#ffffff" loext:char-shading-value="0" style:font-name-complex="Times New Roman1" style:font-weight-complex="bold"/>
    </style:style>
    <style:style style:name="T35" style:family="text">
      <style:text-properties fo:color="#000000" fo:language="en" fo:country="US" fo:background-color="#ffffff" loext:char-shading-value="0" style:font-name-complex="Times New Roman1"/>
    </style:style>
    <style:style style:name="T36" style:family="text">
      <style:text-properties fo:color="#000000" fo:language="en" fo:country="US" style:font-name-complex="Times New Roman1"/>
    </style:style>
    <style:style style:name="T37" style:family="text">
      <style:text-properties fo:color="#000000" fo:language="en" fo:country="US" style:font-name-complex="Times New Roman1" style:font-weight-complex="bold"/>
    </style:style>
    <style:style style:name="T38" style:family="text">
      <style:text-properties fo:color="#000000" fo:language="en" fo:country="US" style:font-name-complex="Times New Roman1" style:font-style-complex="italic"/>
    </style:style>
    <style:style style:name="T39" style:family="text">
      <style:text-properties fo:color="#000000" fo:language="es" fo:country="ES" style:language-asian="es" style:country-asian="PY" style:font-name-complex="Times New Roman1"/>
    </style:style>
    <style:style style:name="T40" style:family="text">
      <style:text-properties fo:color="#000000" fo:language="es" fo:country="ES" fo:font-weight="bold" style:font-weight-asian="bold" style:font-name-complex="Times New Roman1"/>
    </style:style>
    <style:style style:name="T41" style:family="text">
      <style:text-properties fo:color="#000000" fo:language="es" fo:country="ES" style:font-name-complex="Times New Roman1"/>
    </style:style>
    <style:style style:name="T42" style:family="text">
      <style:text-properties fo:color="#000000" fo:font-style="italic" style:font-style-asian="italic" style:font-name-complex="Times New Roman1" style:font-style-complex="italic"/>
    </style:style>
    <style:style style:name="T43" style:family="text">
      <style:text-properties fo:color="#000000" fo:font-style="italic" fo:font-weight="bold" style:font-style-asian="italic" style:font-weight-asian="bold" style:font-name-complex="Times New Roman1" style:font-style-complex="italic" style:font-weight-complex="bold"/>
    </style:style>
    <style:style style:name="T44" style:family="text">
      <style:text-properties fo:color="#000000" fo:background-color="#ffffff" loext:char-shading-value="0" style:font-name-complex="Times New Roman1" style:font-weight-complex="bold"/>
    </style:style>
    <style:style style:name="T45" style:family="text">
      <style:text-properties fo:color="#00000a" style:font-name="Times New Roman" fo:font-size="12pt" fo:language="en" fo:country="US" style:font-size-asian="12pt" style:font-name-complex="Times New Roman1" style:font-size-complex="12pt"/>
    </style:style>
    <style:style style:name="T46" style:family="text">
      <style:text-properties fo:color="#00000a" style:font-name="Liberation Sans Narrow" fo:font-size="11pt" fo:language="en" fo:country="US" style:font-size-asian="11pt" style:font-name-complex="Times New Roman1" style:font-size-complex="11pt"/>
    </style:style>
    <style:style style:name="T47" style:family="text">
      <style:text-properties style:font-name="Liberation Sans Narrow" fo:font-size="11pt" style:font-size-asian="11pt" style:font-name-complex="Times New Roman1" style:font-size-complex="11pt"/>
    </style:style>
    <style:style style:name="T48" style:family="text">
      <style:text-properties style:font-name="Liberation Sans Narrow" fo:font-size="11pt" style:font-size-asian="11pt" style:font-name-complex="Times New Roman1" style:font-size-complex="11pt" style:font-weight-complex="bold"/>
    </style:style>
    <style:style style:name="T49" style:family="text">
      <style:text-properties style:font-name="Liberation Sans Narrow" fo:font-size="11pt" fo:font-weight="bold" style:font-size-asian="11pt" style:font-weight-asian="bold" style:font-name-complex="Times New Roman1" style:font-size-complex="11pt" style:font-weight-complex="bold"/>
    </style:style>
    <style:style style:name="T50" style:family="text">
      <style:text-properties style:font-name="Liberation Sans Narrow" fo:font-size="11pt" fo:font-style="italic" style:font-size-asian="11pt" style:font-style-asian="italic" style:font-name-complex="Times New Roman1" style:font-size-complex="11pt"/>
    </style:style>
    <style:style style:name="T51" style:family="text">
      <style:text-properties style:font-name="Liberation Sans Narrow" fo:font-size="11pt" fo:language="en" fo:country="US" style:font-size-asian="11pt" style:font-name-complex="Times New Roman1" style:font-size-complex="11pt"/>
    </style:style>
    <style:style style:name="T52" style:family="text">
      <style:text-properties style:font-name="Liberation Sans Narrow" fo:font-size="11pt" fo:language="en" fo:country="US" style:font-size-asian="11pt" style:font-name-complex="Times New Roman1" style:font-size-complex="11pt" style:font-weight-complex="bold"/>
    </style:style>
    <style:style style:name="T53" style:family="text">
      <style:text-properties style:font-name="Liberation Sans Narrow" fo:font-size="11pt" fo:language="en" fo:country="US" fo:font-style="italic" style:font-size-asian="11pt" style:font-style-asian="italic" style:font-name-complex="Times New Roman1" style:font-size-complex="11pt" style:font-style-complex="italic" style:font-weight-complex="bold"/>
    </style:style>
    <style:style style:name="T54" style:family="text">
      <style:text-properties style:font-name-complex="Times New Roman1"/>
    </style:style>
    <style:style style:name="T55" style:family="text">
      <style:text-properties style:font-name-complex="Times New Roman1" style:font-weight-complex="bold"/>
    </style:style>
    <style:style style:name="T56" style:family="text">
      <style:text-properties style:font-name-complex="Times New Roman1" style:font-style-complex="italic"/>
    </style:style>
    <style:style style:name="T57" style:family="text">
      <style:text-properties fo:language="en" fo:country="US" style:font-name-asian="F" style:font-name-complex="Times New Roman1"/>
    </style:style>
    <style:style style:name="T58" style:family="text">
      <style:text-properties fo:language="en" fo:country="US" fo:font-style="italic" style:font-name-asian="F" style:font-style-asian="italic" style:font-name-complex="Times New Roman1"/>
    </style:style>
    <style:style style:name="T59" style:family="text">
      <style:text-properties fo:language="en" fo:country="US" fo:font-style="italic" style:font-style-asian="italic" style:font-name-complex="Times New Roman1" style:font-style-complex="italic"/>
    </style:style>
    <style:style style:name="T60" style:family="text">
      <style:text-properties fo:language="en" fo:country="US" style:font-name-complex="Times New Roman1"/>
    </style:style>
    <style:style style:name="T61" style:family="text">
      <style:text-properties fo:language="en" fo:country="US" style:font-name-complex="Times New Roman1" style:font-weight-complex="bold"/>
    </style:style>
    <style:style style:name="T62" style:family="text">
      <style:text-properties fo:language="en" fo:country="US" style:font-name-complex="Times New Roman1" style:font-style-complex="italic"/>
    </style:style>
    <style:style style:name="T63" style:family="text">
      <style:text-properties fo:language="en" fo:country="US" fo:font-weight="bold" style:font-name-asian="F" style:font-weight-asian="bold" style:font-name-complex="Times New Roman1"/>
    </style:style>
    <style:style style:name="T64" style:family="text">
      <style:text-properties fo:language="en" fo:country="US" style:font-name-asian="MTSYN" style:font-name-complex="Times New Roman1"/>
    </style:style>
    <style:style style:name="T65" style:family="text">
      <style:text-properties fo:font-style="italic" style:font-style-asian="italic" style:font-name-complex="Times New Roman1"/>
    </style:style>
    <style:style style:name="T66" style:family="text">
      <style:text-properties fo:font-style="italic" style:font-style-asian="italic" style:font-name-complex="Times New Roman1" style:font-style-complex="italic"/>
    </style:style>
    <style:style style:name="T67" style:family="text">
      <style:text-properties fo:font-style="italic" style:text-underline-style="solid" style:text-underline-width="auto" style:text-underline-color="font-color" style:font-style-asian="italic" style:font-name-complex="Times New Roman1"/>
    </style:style>
    <style:style style:name="T68" style:family="text">
      <style:text-properties style:font-name-asian="F" style:font-name-complex="Times New Roman1"/>
    </style:style>
    <style:style style:name="T69" style:family="text">
      <style:text-properties fo:font-weight="bold" style:font-weight-asian="bold" style:font-name-complex="Times New Roman1"/>
    </style:style>
    <style:style style:name="T70" style:family="text">
      <style:text-properties fo:font-weight="bold" style:font-weight-asian="bold" style:font-name-complex="Times New Roman1" style:font-weight-complex="bold"/>
    </style:style>
    <style:style style:name="T71" style:family="text">
      <style:text-properties fo:language="none" fo:country="none" style:font-name-asian="나눔명조" style:font-name-complex="Times New Roman1"/>
    </style:style>
    <style:style style:name="T72" style:family="text">
      <style:text-properties fo:language="none" fo:country="none" style:font-name-complex="Times New Roman1"/>
    </style:style>
    <style:style style:name="T73" style:family="text">
      <style:text-properties fo:font-style="normal" style:font-style-asian="normal" style:font-style-complex="normal"/>
    </style:style>
    <style:style style:name="T74" style:family="text">
      <style:text-properties fo:font-style="normal" officeooo:rsid="001146a7" style:font-style-asian="normal" style:font-style-complex="normal"/>
    </style:style>
    <style:style style:name="T75" style:family="text">
      <style:text-properties style:font-name="FreeSans" fo:font-style="normal" style:font-style-asian="normal" style:font-style-complex="normal"/>
    </style:style>
    <style:style style:name="T76" style:family="text">
      <style:text-properties style:font-name="FreeSans" fo:font-style="normal" officeooo:rsid="001146a7" style:font-style-asian="normal" style:font-style-complex="normal"/>
    </style:style>
    <style:style style:name="T77" style:family="text">
      <style:text-properties style:font-name="FreeSans" fo:font-size="18pt" fo:font-style="normal" style:font-size-asian="18pt" style:font-style-asian="normal" style:font-size-complex="18pt" style:font-style-complex="normal"/>
    </style:style>
    <style:style style:name="T78" style:family="text">
      <style:text-properties style:font-name="FreeSans" fo:font-size="18pt" fo:font-style="normal" officeooo:rsid="001146a7" style:font-size-asian="18pt" style:font-style-asian="normal" style:font-size-complex="18pt" style:font-style-complex="normal"/>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54">María José Fernández-Nestosa</text:span><text:span text:style-name="T8">1</text:span></text:p>
      <text:p text:style-name="P17"><text:span text:style-name="T54">Dora B. Krimer</text:span><text:span text:style-name="T8">2</text:span></text:p>
      <text:p text:style-name="P13"/>
      <text:p text:style-name="P20"><text:span text:style-name="T16">1</text:span><text:span text:style-name="T29">Laboratorio de Computación</text:span><text:span text:style-name="T16"> </text:span><text:span text:style-name="T29">Científica y Aplicada,</text:span></text:p>
      <text:p text:style-name="P20"><text:span text:style-name="T29">Facultad Politécnica,</text:span></text:p>
      <text:p text:style-name="P20"><text:span text:style-name="T29">Universidad Nacional de Asunción (FP-UNA)</text:span></text:p>
      <text:p text:style-name="P20"><text:span text:style-name="T16">2</text:span><text:span text:style-name="T29">Laboratorio de Biología Molecular de los Cromosomas,</text:span></text:p>
      <text:p text:style-name="P20"><text:span text:style-name="T29">Centro de Investigaciones Biológicas</text:span></text:p>
      <text:p text:style-name="P20"><text:span text:style-name="T29">Consejo Superior de Investigaciones Científicas (CIB-CSIC),</text:span></text:p>
      <text:p text:style-name="P20"><text:span text:style-name="T29">Madrid</text:span></text:p>
      <text:p text:style-name="P20"><text:span text:style-name="T32">Rev UN Med 2012 1(1): 43-66</text:span></text:p>
      <text:p text:style-name="P20"><text:span text:style-name="T32"/></text:p>
      <text:p text:style-name="P20"><text:span text:style-name="T32"/></text:p>
      <text:h text:style-name="P40" text:outline-level="1"><text:span text:style-name="A0"><text:span text:style-name="T77">Las </text:span></text:span><text:span text:style-name="A0"><text:span text:style-name="T78">c</text:span></text:span><text:span text:style-name="A0"><text:span text:style-name="T77">élulas Friend </text:span></text:span><text:span text:style-name="A0"><text:span text:style-name="T78">c</text:span></text:span><text:span text:style-name="A0"><text:span text:style-name="T77">omo </text:span></text:span><text:span text:style-name="A0"><text:span text:style-name="T78">m</text:span></text:span><text:span text:style-name="A0"><text:span text:style-name="T77">odelo </text:span></text:span><text:span text:style-name="A0"><text:span text:style-name="T78">p</text:span></text:span><text:span text:style-name="A0"><text:span text:style-name="T77">ara el </text:span></text:span><text:span text:style-name="A0"><text:span text:style-name="T78">e</text:span></text:span><text:span text:style-name="A0"><text:span text:style-name="T77">studio de la </text:span></text:span><text:span text:style-name="A0"><text:span text:style-name="T78">r</text:span></text:span><text:span text:style-name="A0"><text:span text:style-name="T77">eprogramación de la </text:span></text:span><text:span text:style-name="A0"><text:span text:style-name="T78">d</text:span></text:span><text:span text:style-name="A0"><text:span text:style-name="T77">iferenciación en </text:span></text:span><text:span text:style-name="A0"><text:span text:style-name="T78">c</text:span></text:span><text:span text:style-name="A0"><text:span text:style-name="T77">élulas </text:span></text:span><text:span text:style-name="A0"><text:span text:style-name="T78">l</text:span></text:span><text:span text:style-name="A0"><text:span text:style-name="T77">eucémicas</text:span></text:span></text:h>
      <text:p text:style-name="P15"><text:span text:style-name="A0"><text:span text:style-name="T73"/></text:span></text:p>
      <text:p text:style-name="P22"><text:span text:style-name="A0"><text:span text:style-name="T73"/></text:span></text:p>
      <text:h text:style-name="Heading_20_2" text:outline-level="2">ABSTRACT</text:h>
      <text:p text:style-name="P29"><text:span text:style-name="T57">Friend erythroleukemia-derived (Friend or MEL) cell lines have been used as a model to investigate the molecular events that occur during red cell differentiation as well as to study multiple aspects of leukemia progression. MEL cell lines possess molecular characteristics similar to tumoral cells grown in the hematopoietic organs and express large amounts of PU.1 and other oncogenic proteins related to the proliferative state. An extremely useful attribute of this </text:span><text:span text:style-name="T58">in vitro </text:span><text:span text:style-name="T57">model relies in the capability of MEL cells to reenter the differentiation program upon the use of chemical inducers such as hexamethylene-bisacetamide (HMBA). Although widely used for the analysis of cell differentiation in basic research and in clinical trials as putative agents in differentiation therapy, the mode of action of the inducers is still unknown.</text:span><text:span text:style-name="T60"> </text:span><text:span text:style-name="T57">The constitutive up-regulation of PU.1 is thought to be the main cause for a blockage in the differentiation process of the affected erythroblasts. However, recent studies demonstrate that the model of PU.1–GATA-1 antagonism needs to be replaced by a complex network of specific and non-specific transcription factors operating in a delicate balance to activate or repress the erythroid differentiation program. </text:span></text:p>
      <text:p text:style-name="P30"/>
      <text:p text:style-name="P29"><text:span text:style-name="T63">Keywords:</text:span><text:span text:style-name="T57"> Erythroleukemia; Friend cells; PU.1; GATA-1; SFFV.</text:span></text:p>
      <text:h text:style-name="Heading_20_2" text:outline-level="2">RESUMEN</text:h>
      <text:p text:style-name="P19"><text:span text:style-name="T54">Las líneas celulares derivadas de células eritroleucémicas Friend (células Friend o células MEL) se han venido utilizando como un modelo </text:span><text:span text:style-name="T65">in</text:span><text:span text:style-name="T54"> </text:span><text:span text:style-name="T65">vitro</text:span><text:span text:style-name="T54"> para investigar los eventos moleculares <text:s/>que tienen lugar durante la diferenciación de los eritrocitos, así como para el estudio de distintos aspectos en el desarrollo de leucemias. Las líneas celulares MEL poseen características moleculares similares a las de las células tumorales que crecen en los distintos órganos hematopoyéticos y expresan niveles altos de PU.1 y otras proteínas oncogénicas relacionadas con estadios proliferativos. Un atributo extremadamente útil de este modelo </text:span><text:span text:style-name="T65">in vitro</text:span><text:span text:style-name="T54"> se basa en la capacidad de las células MEL para retomar el programa de diferenciación mediante la utilización de inductores químicos tales como el hexametileno-bisacetamida (HMBA). A pesar del amplio uso en el análisis de la diferenciación celular en investigación básica o en ensayos clínicos como posibles agentes en terapias de diferenciación, el modo de acción de los diferentes inductores químicos es aún desconocido. Se ha sugerido que la activación constitutiva de PU.1 es la causa principal del bloqueo de la diferenciación en los eritroblastos afectados. </text:span><text:span text:style-name="T39">Sin embargo, <text:s/>estudios recientes demuestran que el modelo del antagonismo PU.1-GATA-1 necesita ser reemplazado por una compleja red de factores de transcripción específicos y no específicos que funcionan en un delicado equilibrio para activar o reprimir el programa de diferenciación eritroide.</text:span></text:p>
      <text:p text:style-name="P16"/>
      <text:p text:style-name="P18"><text:span text:style-name="T40">Palabras clave:</text:span><text:span text:style-name="T41"> </text:span><text:span text:style-name="T68">Eritroleucemia; células Friend; PU.1; GATA-1; SFFV.</text:span></text:p>
      <text:p text:style-name="P23"/>
      <text:section text:style-name="Sect1" text:name="Section1">
        <text:h text:style-name="P3" text:outline-level="2"><text:soft-page-break/>INTRODUCCIÓN</text:h>
        <text:p text:style-name="P31"><text:span text:style-name="T54">La diferenciación de las células troncales pluripotentes hematopoyéticas (HSCs, de </text:span><text:span text:style-name="T65">hematopoietic stem cells</text:span><text:span text:style-name="T54">) hacia los distintos linajes hematopoyéticos requiere una serie de determinaciones generalmente reguladas por factores de transcripción en respuesta a estímulos externos. La regulación de la expresión génica y las interacciones proteína-proteína, junto a las modificaciones que se producen a nivel de la cromatina garantizan la fidelidad de este proceso. En este contexto, el factor de transcripción GATA-1 es indispensable para el desarrollo eritroide y megacariocítico mientras que el factor de transcripción PU.1 es necesario para el desarrollo mieloide y linfoide [1–3]. PU.1 y GATA-1 activan sus propios promotores y zonas reguladoras como parte de un mecanismo autorregulador que establece la determinación de linaje; la mutua inhibición entre PU.1 y GATA-1 a través de una interacción directa asegura además que las células continúen su maduración por la ruta determinada [4–6]. Cuando cualquiera de estos mecanismos se altera puede dar paso a un proceso tumoral en donde se distinguen dos características fundamentales: el bloqueo de la diferenciación y la proliferación celular descontrolada.</text:span></text:p>
        <text:p text:style-name="P31"><text:span text:style-name="T54">Las eritroleucemias inducidas en animales por la acción de retrovirus proporcionan un valioso modelo para estudiar los mecanismos moleculares responsables de la diferenciación eritropoyética y los procesos hematopoyéticos malignos. En numerosas ocasiones los retrovirus se integran eficientemente en el genoma de las células y activan proto-oncogenes adyacentes al lugar de integración [7,8].</text:span><text:span text:style-name="T29"> En el año 1966, Charlotte Friend y colaboradores establecieron cultivos celulares derivados de tumores subcutáneos del bazo de ratones infectados con un complejo vírico denominado </text:span><text:span text:style-name="T30">complejo Friend </text:span><text:span text:style-name="T54">[9]</text:span><text:span text:style-name="T29">. Cuando se cultivaron las células tumorales en un medio semisólido se observó al cabo de un tiempo la presencia de colonias formadas por eritroblastos en diferenciación, lo que sugería la potencialidad inherente de las células MEL (de </text:span><text:span text:style-name="T67">m</text:span><text:span text:style-name="T65">urine </text:span><text:span text:style-name="T67">e</text:span><text:span text:style-name="T65">rythro</text:span><text:span text:style-name="T67">l</text:span><text:span text:style-name="T65">eukemia</text:span><text:span text:style-name="T29">) <text:s/>hacia la diferenciación ertitroblástica. Posteriormente, estos datos fueron confirmados por varios laboratorios </text:span><text:span text:style-name="T54">[10–11]</text:span><text:span text:style-name="T29">. En el año 1971, intentando transfectar células MEL, Friend observó que el dimetilsulfóxido (DMSO) era capaz de inducir la reactivación del programa de diferenciación eritroide </text:span><text:span text:style-name="T54">[12]</text:span><text:span text:style-name="T29">. Este hallazgo fue crucial y supuso el reconocimiento del sistema de diferenciación </text:span><text:span text:style-name="T42">in vitro </text:span><text:span text:style-name="T29">de las células MEL, conocidas también como </text:span><text:span text:style-name="T30">células Friend </text:span><text:span text:style-name="T29">en honor a su descubridora, como modelo de estudio de la diferenciación. A partir de ese momento un gran número de compuestos polares han sido utilizados para inducir la diferenciación de las células MEL, entre los que destacan el HMBA y el DMSO. Algunos de estos agentes como el ácido retinoico, el HMBA y los ácidos hidroxámicos han sido utilizados en pacientes que padecían determinados tipos de leucemias </text:span><text:span text:style-name="T54">[13,14]</text:span><text:span text:style-name="T29">. Aunque han transcurrido más de cuarenta años desde el descubrimiento del sistema de diferenciación inducida de las células Friend, se desconoce aún el mecanismo utilizado por los distintos agentes inductores para reactivar el programa de diferenciación.</text:span></text:p>
        <text:p text:style-name="P33"/>
        <text:h text:style-name="P4" text:outline-level="2">EL COMPLEJO FRIEND</text:h>
        <text:p text:style-name="P34"><text:span text:style-name="T47">Las líneas celulares derivadas de células eritroleucémicas Friend (células Friend o células MEL) están transformadas </text:span><text:span text:style-name="T18">por el </text:span><text:span text:style-name="T20">SFFV </text:span><text:span text:style-name="T18">(</text:span><text:span text:style-name="A10"><text:span text:style-name="T47">S</text:span></text:span><text:span text:style-name="T21">pleen </text:span><text:span text:style-name="A10"><text:span text:style-name="T47">F</text:span></text:span><text:span text:style-name="T21">ocus </text:span><text:span text:style-name="A10"><text:span text:style-name="T47">F</text:span></text:span><text:span text:style-name="T21">orming </text:span><text:span text:style-name="A10"><text:span text:style-name="T47">V</text:span></text:span><text:span text:style-name="T21">irus</text:span><text:span text:style-name="T18">), un virus deficiente en replicación, responsable de la transformación de los progenitores eritroides </text:span><text:span text:style-name="T47">[15]</text:span><text:span text:style-name="T18"> y por el F-MuLV (</text:span><text:span text:style-name="A10"><text:span text:style-name="T47">F</text:span></text:span><text:span text:style-name="T21">riend </text:span><text:span text:style-name="A10"><text:span text:style-name="T47">Mu</text:span></text:span><text:span text:style-name="T21">rine </text:span><text:span text:style-name="A10"><text:span text:style-name="T47">L</text:span></text:span><text:span text:style-name="T21">eukemia </text:span><text:span text:style-name="A10"><text:span text:style-name="T47">V</text:span></text:span><text:span text:style-name="T21">irus</text:span><text:span text:style-name="T18">), que contiene los componentes necesarios para la replicación del SFFV </text:span><text:span text:style-name="T47">[16]</text:span><text:span text:style-name="T18">. A diferencia de otros retrovirus oncogénicos, el </text:span><text:span text:style-name="T19">SFFV </text:span><text:span text:style-name="T18">no expresa una forma mutante y constitutivamente activa de un gen del huésped. En su lugar, codifica para una glicoproteína, la </text:span><text:span text:style-name="T19">gp55</text:span><text:span text:style-name="T18">, que es capaz de reconocer y unirse al receptor de eritropoyetina (Epo-R).</text:span></text:p>
        <text:p text:style-name="P35"><text:span text:style-name="T29">El proceso de transformación de los progenitores eritroides infectados con el </text:span><text:span text:style-name="T30">complejo Friend </text:span><text:span text:style-name="T29">puede dividirse en dos fases </text:span><text:span text:style-name="T54">[17]</text:span><text:span text:style-name="T29">. La etapa inicial, conocida como </text:span><text:span text:style-name="T30">fase pre-leucémica</text:span><text:span text:style-name="T29">, se produce en las primeras horas después de la infección y se caracteriza por la activación constitutiva del </text:span><text:span text:style-name="T30">receptor de eritropoyetina (Epo-R) </text:span><text:span text:style-name="T29">debido a la unión de la glicoproteína </text:span><text:span text:style-name="T30">gp55</text:span><text:span text:style-name="T28"> </text:span><text:span text:style-name="T29">del SFFV </text:span><text:span text:style-name="T54">(Figura 1</text:span><text:span text:style-name="T29">) </text:span><text:span text:style-name="T54">[18,19]</text:span><text:span text:style-name="T29">. Como consecuencia de la activación del receptor de eritropoyetina (Epo-R) se produce una expansión policlonal de progenitores eritroides, principalmente de los compartimentos BFU-E y CFU-E, lo que resulta en una esplenomegalia e hiperplasia masiva </text:span><text:span text:style-name="T54">[20,21]</text:span><text:span text:style-name="T29">.</text:span></text:p>
        <text:p text:style-name="P34"><text:span text:style-name="T18">La segunda etapa, conocida como </text:span><text:span text:style-name="T19">fase leucémica</text:span><text:span text:style-name="T18">, es un proceso lento, ocurre al cabo de 6-12 semanas después de la infección y se caracteriza por la aparición de algunos clones de células malignas que, a diferencia de los progenitores de la primera fase, han perdido la capacidad de diferenciarse en respuesta a Epo </text:span><text:span text:style-name="T47">[22]</text:span><text:span text:style-name="T18">. Se ha demostrado que en el 95% de las eritroleucemias inducidas por el complejo vírico Friend el </text:span><text:span text:style-name="T19">SFFV </text:span><text:span text:style-name="T18">se integra en el locus del gen </text:span><text:span text:style-name="T22">Sfpi-1/PU.1 </text:span><text:span text:style-name="T18">(</text:span><text:span text:style-name="T21">SFFV Proviral Integration site-1/ </text:span><text:span text:style-name="A10"><text:span text:style-name="T47">Pu</text:span></text:span><text:span text:style-name="T21">rine Rich</text:span><text:span text:style-name="T18">) que codifica para la proteína </text:span><text:span text:style-name="T19">PU.1</text:span><text:span text:style-name="T18">, </text:span><text:span text:style-name="T47">un factor de transcripción específico del sistema hematopoyético perteneciente a la </text:span><text:span text:style-name="T48">familia Ets</text:span><text:span text:style-name="T47">. El</text:span><text:span text:style-name="T18"> provirus se integra generalmente en dirección contraria a la orientación transcripcional del gen, dentro de una región de alrededor de 10 kb que se localiza corriente arriba del primer exón del gen </text:span><text:span text:style-name="T47">(Figura 2),</text:span><text:span text:style-name="T18"> y provoca la activación constitutiva del gen </text:span><text:span text:style-name="T22">Sfpi-1</text:span><text:span text:style-name="T19">/PU.1 </text:span><text:span text:style-name="T18">a través del LTR del SFFV </text:span><text:span text:style-name="T47">[23–26]</text:span><text:span text:style-name="T18">.</text:span></text:p>
        <text:p text:style-name="P35"><text:span text:style-name="T29">En la mayoría de los clones leucémicos se produce además una inactivación de p53, ya sea debido a un silenciamiento del gen que codifica para el su</text:span><text:soft-page-break/><text:span text:style-name="T29">presor tumoral o a la expresión de una proteína mutada </text:span><text:span text:style-name="T54">[27,28]</text:span><text:span text:style-name="T29">. Las líneas celulares eritroleucémicas presentan características propias del estadio de </text:span><text:span text:style-name="T30">proeritoblasto</text:span><text:span text:style-name="T28"> </text:span><text:span text:style-name="T29">y pueden proliferar indefinidamente </text:span><text:span text:style-name="T42">in vitro</text:span><text:span text:style-name="T29">. Sin embargo, bajo la acción de agentes inductores de la diferenciación, las células MEL son capaces de diferenciarse hasta un estadio equivalente al de normoblasto ortocromatofílico en ausencia de Epo </text:span><text:span text:style-name="T54">[29]</text:span><text:span text:style-name="T29">.</text:span></text:p>
        <text:p text:style-name="P24"/>
        <text:h text:style-name="P5" text:outline-level="2"><text:span text:style-name="A4">ETAPAS DE LA DIFERENCIACIÓN INDUCIDA DE LAS CÉLULAS MEL</text:span></text:h>
        <text:p text:style-name="P31"><text:span text:style-name="T29">Cuando se trata un cultivo de células MEL con un agente inductor se producen una serie de cambios complejos que conducen a las células de manera irreversible a la diferenciación hacia el linaje </text:span><text:span text:style-name="T54">eritroide (Figura 3).</text:span><text:span text:style-name="T29"> Inicialmente, las células tratadas con HMBA atraviesan un período de latencia (12-24 horas) denominado </text:span><text:span text:style-name="T30">pre-determinación</text:span><text:span text:style-name="T29">, caracterizado por una represión general de la expresión génica en donde, eliminando el agente inductor, las células vuelven al estado inicial. A partir de ese momento, comienza la etapa de </text:span><text:span text:style-name="T30">determinación </text:span><text:span text:style-name="T29">en donde las células adquieren la capacidad irreversible de cesar la división celular y expresar las características del estado diferenciado, aún en ausencia del agente inductor. A partir de las 72 horas de tratamiento se observa un porcentaje importante de células que expresan marcadores eritropoyéticos y a las 96 horas más del 90% de las células están ya diferenciadas (Figura 4) </text:span><text:span text:style-name="T54">[30]</text:span><text:span text:style-name="T29">.</text:span></text:p>
        <text:p text:style-name="P31"><text:span text:style-name="T29">La inducción de la diferenciación de las células MEL va acompañada de numerosos cambios que también son característicos de la diferenciación de células eritroides en su entorno natural. Entre ellos se destacan la inducción de la expresión de marcadores eritroides como las α y β globinas, los grupos heme, la anhidrina carbónica, los receptores de la espectrina y de la transferina, entre otros. Se producen también cambios morfológicos característicos de la diferenciación eritroide: la relación de volumen entre citoplasma y núcleo decrece, la cromatina se condensa y el tamaño celular disminuye. Aunque en condiciones normales de cultivo las células no llegan a perder el núcleo, se ha demostrado que en presencia de fibronectina las células pueden eliminar el núcleo alcanzando la etapa de reticulocitos </text:span><text:span text:style-name="T54">[31]</text:span><text:span text:style-name="T29">. La diferenciación culmina con el cese de la división celular y la pérdida de la tumorigenicidad </text:span><text:span text:style-name="T54">[32,33]</text:span><text:span text:style-name="T29">.</text:span></text:p>
        <text:p text:style-name="P26"/>
        <text:h text:style-name="P6" text:outline-level="2">INDUCCIÓN DE LA DIFERENCIACIÓN: RESPUESTA AL HMBA</text:h>
        <text:p text:style-name="P31"><text:span text:style-name="T29">Aunque han transcurrido casi cuarenta años desde el descubrimiento del sistema de diferenciación inducida de las células Friend, se desconoce aún el mecanismo utilizado por los distintos agentes inductores para reactivar el programa de diferenciación. Una de las hipótesis más aceptadas es que los inductores activan diversas rutas de señalización de forma similar a como ocurre en la eritropoyesis. Se sabe que en la hematopoyesis normal los distintos factores de crecimiento interactúan con los receptores de membranas de las células precursoras activando rutas de señalización que provocan una activación/represión selectiva de genes que controlan a su vez los procesos de proliferación, diferenciación y apoptosis celular </text:span><text:span text:style-name="T54">[34]</text:span><text:span text:style-name="T29">.</text:span></text:p>
        <text:p text:style-name="P31"><text:span text:style-name="T29">La diferenciación de las células MEL en respuesta al tratamiento con HMBA se desarrolla en varias fases. En etapas tempranas, previas a la determinación celular, el inductor provoca una serie de cambios metabólicos entre los que se incluyen una alteración en la permeabilidad de la membrana plasmática debida a cambios en el flujo de Ca2+, Na+ y K+ </text:span><text:span text:style-name="T54">[35,36]</text:span><text:span text:style-name="T29">, un aumento transitorio en la concentración celular de AMP cíclico, una rápida translocación de PKC σ y ε del citosol a la membrana y la aparición de una forma de PKC independiente de los niveles de Ca2+ y fosfolípidos </text:span><text:span text:style-name="T54">[37,38]</text:span><text:span text:style-name="T29">. Dado que no se han indentificado receptores celulares para el HMBA u otros compuestos polares, se ha postulado que los cambios en el potencial de la membrana plasmática serían la vía para activar directa o indirectamente una o más rutas de señalización </text:span><text:span text:style-name="T54">[39]</text:span><text:span text:style-name="T29">. Dentro de las vías de señalización específicas se ha observado que el HMBA, al igual que Epo, activa la fosforilación de JAK2 y STAT5 en células Friend. La activación de la fosforilación se inicia a partir de las 12 horas de tratamiento con el inductor, alcanzando un pico a las 24 horas, que se mantiene hasta las 96 horas. De manera consistente, se comprobó que la estimulación con HMBA resulta en un incremento de la unión de STAT5 al DNA </text:span><text:span text:style-name="T54">[40]</text:span><text:span text:style-name="T29">. Otros agentes inductores de la diferenciación, como el DMSO y el butirato de sodio, también activan la ruta JAK2/STAT5. Se ha demostrado que la sobreexpresión de un dominante negativo de STAT5 en la línea celular T3CI-2, transformada con el complejo Friend, inhibe la capacidad del HMBA para inducir diferenciación </text:span><text:span text:style-name="T54">[41]</text:span><text:span text:style-name="T29">. Este dato podría estar en conjunción con un trabajo de Nishigaki y colaboradores en donde se demuestra que el bloqueo de otro miembro de la familia STAT, </text:span><text:span text:style-name="T30">STAT1</text:span><text:span text:style-name="T29">, juega un papel clave en el proceso de transformación de las células MEL </text:span><text:span text:style-name="T54">[42]</text:span><text:span text:style-name="T29">.</text:span></text:p>
        <text:p text:style-name="P31"><text:span text:style-name="T29">Finalmente, las vías de señalización activadas por el HMBA se transmiten al núcleo donde se traducen en cambios selectivos de la expresión génica. Existen evidencias de que otros eventos mediados por el inductor, como las roturas de simple cadena o los cambios en la configuración de la estructura de la cromatina, también podrían estar involucrados en la inducción de la diferenciación de las células MEL </text:span><text:span text:style-name="T54">[43–45]</text:span><text:span text:style-name="T29">.</text:span></text:p>
        <text:p text:style-name="P24"/>
        <text:h text:style-name="P7" text:outline-level="2"><text:soft-page-break/>DESBLOQUEO DE LA DIFERENCIACIÓN EN CÉLULAS MEL: CAMBIOS A NIVEL MOLECULAR</text:h>
        <text:p text:style-name="P31"><text:span text:style-name="T29">Durante el desarrollo normal de las células hematopoyéticas existe una correlación inversa entre la proliferación y la diferenciación celular. El hecho de que en la mayoría de las células tumorales se observe una pérdida de los controles de la proliferación junto con la aparición de características propias de células inmaduras refuerza la existencia de una relación inversa entre ambos procesos. Después del tratamiento con un agente inductor de la diferenciación como el HMBA, las células MEL se dividen un máximo de 4-5 veces más, dejan de proliferar y se acumulan en la fase G1/G0 del ciclo celular </text:span><text:span text:style-name="T54">[46]</text:span><text:span text:style-name="T29">. Estudios previos han puesto de manifiesto que la diferenciación de las células MEL va acompañada de cambios específicos en la expresión de factores relacionados con la regulación de la proliferación celular. Entre los reguladores positivos de la división celular, cuyos niveles de expresión descienden en respuesta a los agentes inductores, se encuentran los protoncogenes </text:span><text:span text:style-name="T42">c-myc</text:span><text:span text:style-name="T29">, </text:span><text:span text:style-name="T42">c-myb </text:span><text:span text:style-name="T29">y </text:span><text:span text:style-name="T42">c-jun </text:span><text:span text:style-name="T29">y las ciclinas dependientes de quinasas (cdks), específicamente </text:span><text:span text:style-name="T42">cdk6 </text:span><text:span text:style-name="T29">y </text:span><text:span text:style-name="T42">cdk4 </text:span><text:span text:style-name="T54">[47,48]</text:span><text:span text:style-name="T29">. Paralelamente, se produce una activación de la expresión de genes que codifican para inhibidores del ciclo celular como </text:span><text:span text:style-name="T42">p21</text:span><text:span text:style-name="T29">CIP1/WAF1, </text:span><text:span text:style-name="T42">p27 </text:span><text:span text:style-name="T29">KIP y </text:span><text:span text:style-name="T42">mad1 </text:span><text:span text:style-name="T54">[49,50]</text:span><text:span text:style-name="T29">.</text:span></text:p>
        <text:p text:style-name="P31"><text:span text:style-name="T29">Un hecho mayormente aceptado es que el cese de la división celular y la activación de marcadores específicos del estadio diferenciado constituyen dos eventos independientes </text:span><text:span text:style-name="T54">[32]</text:span><text:span text:style-name="T29">. Sin embargo, en ocasiones se ha puesto de manifiesto la existencia de reguladores duales capaces de controlar tanto la proliferación como la diferenciación celular </text:span><text:span text:style-name="T54">[51]</text:span><text:span text:style-name="T29">. En este sentido, Rylski y colaboradores demostraron que el factor de transcripción </text:span><text:span text:style-name="T30">GATA-1 </text:span><text:span text:style-name="T29">es capaz de inhibir la proliferación celular reprimiendo directamente la expresión de </text:span><text:span text:style-name="T42">c-myc </text:span><text:span text:style-name="T54">[52]</text:span><text:span text:style-name="T29">. Esto no impide que lleve a cabo su tradicional función como activador de la expresión de genes marcadores de estadios diferenciados. Asimismo, se ha comprobado que algunos factores involucrados en la regulación del ciclo celular como p21CIP1/WAF1, p27KIP y Mad1 son capaces de inducir un desbloqueo de la diferenciación celular </text:span><text:span text:style-name="T54">[53,54]</text:span><text:span text:style-name="T29">. Matushansky y colaboradores demostraron que la expresión de Cdk6, cuyos niveles disminuyen rápidamente en respuesta a los agentes inductores de la diferenciación, es capaz de inhibir la diferenciación de células eritroleucémicas </text:span><text:span text:style-name="T54">[48]</text:span><text:span text:style-name="T29">. En un trabajo más reciente el mismo laboratorio demostró que PU.1 regula directamente la expresión génica de cdk6, vinculando los programas proliferación y diferenciación en células eritroides </text:span><text:span text:style-name="T54">[55]</text:span><text:span text:style-name="T29">. Todos estos resultados apoyan la teoría sobre la existencia de una coordinación exquisita entre proliferación y diferenciación celular.</text:span></text:p>
        <text:h text:style-name="P6" text:outline-level="2">REGULACIÓN TRANSCRIPCIONAL DE LA ERITROPOYESIS</text:h>
        <text:p text:style-name="P31"><text:span text:style-name="T29">Durante la última década los esfuerzos por comprender las bases moleculares de la diferenciación eritropoyética llevaron a la identificación de varios factores de transcripción linaje-específicos que incluyen a </text:span><text:span text:style-name="T30">GATA-1</text:span><text:span text:style-name="T29">, SCL/TAL-1, EKLF, LMO2/RBTN2, p45 NF-E2, entre otros (revisado en </text:span><text:span text:style-name="T54">[56,57]</text:span><text:span text:style-name="T29">). El factor de transcripción </text:span><text:span text:style-name="T30">GATA-1 </text:span><text:span text:style-name="T29">es un mediador central de la </text:span><text:span text:style-name="T30">diferenciación eritroide </text:span><text:span text:style-name="T29">que regula, además de su propia transcripción, la expresión de las globinas, las enzimas involucradas en la síntesis de los grupos heme (ALAS-S, ALA-D, PBG-D), el inhibidor de apoptosis Bcl-X</text:span><text:span text:style-name="T17">L</text:span><text:span text:style-name="T29">, GATA-2, NF-E2 y algunos factores involucrados en proliferación celular, como c-Myc, c-Myb y Cdk6 </text:span><text:span text:style-name="T54">[58]</text:span><text:span text:style-name="T29">. Los experimentos realizados con células madres demostraron que aquéllas que no expresan </text:span><text:span text:style-name="T30">GATA-1 </text:span><text:span text:style-name="T29">son capaces de diferenciarse y dar lugar a los diferentes tejidos de ratón a excepción de los eritrocitos </text:span><text:span text:style-name="T54">[1]</text:span><text:span text:style-name="T29">. Un análisis más detallado utilizando ratones quiméricos reveló que los precursores eritroides que carecen de </text:span><text:span text:style-name="T30">GATA-1 </text:span><text:span text:style-name="T29">son incapaces de diferenciarse más allá del estadio de proeritroblasto </text:span><text:span text:style-name="T54">[2]</text:span><text:span text:style-name="T29">. Estos resultados corroboran que </text:span><text:span text:style-name="T30">GATA-1 </text:span><text:span text:style-name="T29">es indispensable para la diferenciación de los progenitores eritroides.</text:span></text:p>
        <text:p text:style-name="P32"><text:span text:style-name="T18">En los últimos años se ha añadido un nivel de complicación adicional condicionado por la acumulación de datos relativos a la estructura de la cromatina. Los </text:span><text:span text:style-name="T19">cambios epigenéticos </text:span><text:span text:style-name="T18">juegan un papel clave en el silenciamiento y la activación de genes específicos durante la diferenciación celular. Estudios recientes han puesto de manifiesto la implicación de los cambios en la metilación del DNA en el proceso de diferenciación eritropoyética </text:span><text:span text:style-name="T47">[59]</text:span><text:span text:style-name="T18">. La metilación del DNA de supresores tumorales es un mecanismo frecuente de represión transcripcional en procesos oncogénicos. El tratamiento con drogas antitumorales resulta, en muchos casos, en una </text:span><text:span text:style-name="T19">demetilación del DNA </text:span><text:span text:style-name="T18">con la consecuente reactivación de la expresión génica y la reversión del fenotipo transformado </text:span><text:span text:style-name="T47">[60]</text:span><text:span text:style-name="T18">. Asimismo, el uso de inhibidores de las DNA metiltransferasas y las HDACs provoca una aceleración de la reactivación del programa de diferenciación. </text:span></text:p>
        <text:p text:style-name="P27"/>
        <text:h text:style-name="P5" text:outline-level="2">ANTAGONISMO ENTRE GATA-1 Y PU.1</text:h>
        <text:p text:style-name="P31"><text:span text:style-name="T54">GATA-1 y PU.1 son factores de transcripcion especificos que regulan la diferenciación hacia los linajes eritroide y mieloide, respectivamente. La diferenciación hacia un linaje u otro depende del balance entre ambas proteinas (ver esquema Figura 4). El antagonismo entre GATA-1 y PU.1 reside en la interacción física del dominio de "dedos de zinc" del extremo C-terminal </text:span><text:soft-page-break/><text:span text:style-name="T54">de GATA-1 y el dominio </text:span><text:span text:style-name="T71">"</text:span><text:span text:style-name="T54">ets" de PU.1 [4,61,62]. En el linaje mieloide, GATA-1 inhibe la funcion de PU.1 bloqueando la interacción con c-Jun. En el caso del linaje eritroide, se han postulado dos mecanismos que podrian ser complementarios. El grupo de Skoultchi, del Albert Einstein College of Medicine (USA), sostiene que la inhibición de GATA-1 mediada por PU.1 depende del reclutamiento de la proteína del retinoblastoma (Rb) que, junto con otras proteínas represoras como HP1α y Suv39H, provoca un silenciamiento de los genes diana de GATA-1 (Figura 5) [63,64]. Como alternativa, los trabajos del grupo de Blobel, del Children Hospital of Philadelphia (USA), señalan que PU.1 se une a GATA-1 e inhibe la acetilación, mediada por CBP (</text:span><text:span text:style-name="T65">Creb-Binding</text:span><text:span text:style-name="T54"> </text:span><text:span text:style-name="T65">Protein</text:span><text:span text:style-name="T54">), de dos motivos ricos en lisinas altamente conservados que se localizan cerca de los dominios de dedo de zinc de los extremos N y C-terminal de la proteína (ver esquema Figura 5) [65]. Existen suficientes evidencias tanto </text:span><text:span text:style-name="T65">in vitro</text:span><text:span text:style-name="T54"> como </text:span><text:span text:style-name="T65">in vivo</text:span><text:span text:style-name="T54"> que corroboran que la acetilación de GATA-1 incrementa la actividad transactivadora y está relacionada con su habilidad para inducir la diferenciación eritroide [66–68]. </text:span><text:span text:style-name="T29">Independientemente del modelo planteado, en ambos casos se acuerda que PU.1 actúa como un inhibidor de la actividad de GATA-1 en el linaje eritroide </text:span><text:span text:style-name="T54">[5,61–64]</text:span><text:span text:style-name="T29">.</text:span></text:p>
        <text:p text:style-name="P31"><text:span text:style-name="T29">En los últimos años, el modelo del antagonismo GATA-1-PU.1 controlando la segregación de los linajes Mk/E y GM ha quedado desplazado por uno más complejo donde PU.1 y C/EBPs antagonizan colectivamente con GATA-1/2 y FOG-1 a través de varios mecanismosindependientes </text:span><text:span text:style-name="T54">[69]</text:span><text:span text:style-name="T29">. Un trabajo reciente del grupo de Patient, del </text:span><text:span text:style-name="T54">Weatherall Institute of Molecular Medicine, John Radcliffe Hospital (UK), ha añadido un nuevo protagonista a la saga GATA1-PU.1, se trata del factor de transcripción Tif1gamma. En el trabajo se presenta a este factor de transcripción como un regulador de los niveles de GATA.1 y PU.1 y, por lo tanto, de la diferenciación hacia los linjes eritroide versus mieloide en células madre hematopoyéticas [70].</text:span></text:p>
        <text:p text:style-name="P28"/>
        <text:h text:style-name="P6" text:outline-level="2">¿ES PU.1 INDISPENSABLE PARA EL BLOQUEO DE LA DIFERENCIACIÓN DE LAS CÉLULAS FRIEND?</text:h>
        <text:p text:style-name="P31"><text:span text:style-name="T29">Se ha sugerido en diversas ocasiones que la activación de </text:span><text:span text:style-name="T30">PU.1</text:span><text:span text:style-name="T29">, provocada por la integración del SFFV, es responsable del bloqueo de la diferenciación de las células de la eritroleucemia murina </text:span><text:span text:style-name="T54">[5,61]</text:span><text:span text:style-name="T29">. Esta hipótesis se ha visto reforzada al comprobar que la sobreexpresión de </text:span><text:span text:style-name="T30">PU.1 </text:span><text:span text:style-name="T29">induce eritroleucemia en ratones transgénicos </text:span><text:span text:style-name="T54">[71]</text:span><text:span text:style-name="T29">. </text:span><text:span text:style-name="T54">En un estudio reciente, Papetti y colaboradores demostraron que la inhibición transitoria de la expresión de PU.1 mediante RNA interferente induce un desbloqueo parcial de la diferenciación eritroide en células MEL [72].</text:span></text:p>
        <text:p text:style-name="P31"><text:span text:style-name="T54">En un intento para identificar posibles dianas del HMBA en nuestro laboratorio se establecieron líneas celulares eritroleucémicas resistentes (MEL-R) a la acción de los agentes inductores de la diferenciación [73,74]. Estas líneas celulares son capaces de proliferar indefinidamente en presencia de HMBA sin diferenciarse en ningún momento. Inesperadamente, hemos observado que en los clones resistentes la expresión de PU.1 es nula aún cuando el SFFV está integrado en una localización similar a la que ocupa en las líneas eritroleucémicas progenitoras [77]. </text:span><text:span text:style-name="T72">La ausencia de expresión de PU.1 en las líneas celulares resistentes desafía el rol oncogénico que se le atribuye a PU.1 en eritroleucemias y al mismo tiempo abre nuevos interrogantes: ¿la integración del provirus SFFV ocurre exactamente en el mismo lugar en las líneas resistentes y en las progenitoras? Si PU.1 no es indispensable para bloquear la diferenciación, ¿existe otro factor/es capaz de reemplazarlo y mantener el estado de proliferación descontrolado? ¿Es este probable factor/es capaz de antagonizar con GATA-1?</text:span></text:p>
        <text:p text:style-name="P34"><text:span text:style-name="T47">En células </text:span><text:span text:style-name="T50">knockout</text:span><text:span text:style-name="T47"> para PU.1 el factor ets Fli.1 compensa la ausencia de PU.1 y ambas proteínas <text:s/>son capaces de ocupar con la misma eficiencia determinados elementos en cis específicos de PU.1 en células que expresan PU.1 de forma ectópica [75]. Los experimentos de coinmunoprecipitación de proteínas endógenas demostraron que Fli-1 interacciona con GATA-1 tanto en las células MEL-R como en las MEL-DS19. Fli-1, por lo tanto, es un candidato potencial para sustituir a PU.1 y bloquear la actividad de GATA-1 en las líneas resistentes. No se descarta incluso la posibilidad de que Fli-1 coopere con PU.1 para reprimir a GATA-1 en MEL-DS19. De manera consistente con esta hipótesis, Starck y colaboradores demostraron que Fli-1 es una diana transcripcional de PU.1 [76]. Los autores del trabajo sugieren que la capacidad de PU.1 para inhibir la diferenciación eritroide podría depender, al menos en parte, de la activación de Fli-1. </text:span><text:span text:style-name="T18">Esta hipótesis se ve reforzada por estudios previos que demuestran que la infección sólo con el F-MuLV, el retrovirus que complementa al SFFV en el complejo Friend, también es capaz de inducir una eritroleucemia caracterizada por anemia y esplenomegalia, aunque en estos casos la infección sólo es efectiva en ratones recién nacidos (Silver y Kozak, 1986). En el 75% de los casos se produce una activación constitutiva del factor de transcripción </text:span><text:span text:style-name="T19">Fli-1</text:span><text:span text:style-name="T20"> </text:span><text:span text:style-name="T18">(</text:span><text:span text:style-name="A10"><text:span text:style-name="T47">F</text:span></text:span><text:span text:style-name="T21">riend </text:span><text:span text:style-name="A10"><text:span text:style-name="T47">L</text:span></text:span><text:span text:style-name="T21">eukemia </text:span><text:span text:style-name="A10"><text:span text:style-name="T47">I</text:span></text:span><text:span text:style-name="T21">nsertion site-1)</text:span><text:span text:style-name="T18">, como consecuencia de la integración del F-MuLV en el locus del gen </text:span><text:span text:style-name="T21">fli-1 </text:span><text:span text:style-name="T47">[18,77]</text:span><text:span text:style-name="T18">.</text:span></text:p>
        <text:p text:style-name="P25"/>
        <text:h text:style-name="P10" text:outline-level="2"><text:soft-page-break/><text:span text:style-name="T29">LECCIONES DEL SFFV Y DEL MODELO </text:span><text:span text:style-name="T42">IN VITRO </text:span><text:span text:style-name="T29">DE CÉLULAS MEL</text:span></text:h>
        <text:p text:style-name="P31"><text:span text:style-name="T54">A finales de los años 80 el grupo de Harold Weintraub, del Fred Hutchinson Cancer Research Center (USA), aisló e identificó Myo-D como un gen regulador de la diferenciación del músculo esquelético. Más allá de regular la activación de genes del linaje muscular, el grupo de Weintraub demostró que Myo-D era capaz de convertir en mioblastos a células de diferentes orígenes como fibroblastos, condrocitos, neuronas y otras [78]. Esto originó la idea de la existencia de “genes maestros” de los distintos linajes celulares, capaces de orquestar el programa de diferenciación. La hipótesis de la existencia de un “gen maestro” que regula la determinación hacia un linaje específico no ha encontrado una correspondencia plena en el linaje eritroide. Uno de los factores que se asemeja a Myo-D en su modo de acción es GATA-1, capaz de activar genes marcadores de eritropoyesis y provocar la determinación hacia el linaje eritroide. Sin embargo, GATA-1 también se expresa en células pertenecientes a otros linajes, como por ejemplo en células de Sertoli, megacariocitos y eosinófilos, y juega un papel crítico en la diferenciación de los dos últimos [79–85]. Por último, su capacidad para disparar la determinación en otros sistemas es reducida [86]. Todos estos datos hacen dudar de la capacidad de GATA-1 para actuar como “gen maestro” del linaje eritroide. Los estudios realizados con células Friend han contribuido significativamente a determinar que la eritropoyesis es un proceso altamente complejo regulado más que por </text:span><text:span text:style-name="T29">un único “gen maestro”, por una compleja red de factores, entre los que se encuentran factores de transcripción específicos y factores constitutivos, que funcionan en un delicado equilibrio para activar o reprimir el programa de diferenciación eritroide </text:span><text:span text:style-name="T54">(Figura 6)</text:span><text:span text:style-name="T29"> </text:span><text:span text:style-name="T54">[57,69,70]</text:span><text:span text:style-name="T29">. Los estudios realizados en células Friend han contribuido significativamente en la caracterización molecular de esta complicada red de interacciones que implica la activación directa de factores específicos y la inhibición de factores característicos de programas alternativos (i.e. interacción GATA-1/PU.1, CEBP/FOG), distintas combinaciones de un número variable de factores (i.e. GATA-1/FOG, GATA-1/Gfi-1B, etc), una gran variabilidad cuantitativa de los distintos factores, etc. </text:span><text:span text:style-name="T54">[87,88]</text:span><text:span text:style-name="T29">.</text:span></text:p>
        <text:p text:style-name="P31"><text:span text:style-name="T54">Desde que Charlotte Friend describió la inducción de eritroleucemias en ratones infectados con el </text:span><text:span text:style-name="T55">complejo Friend</text:span><text:span text:style-name="T70"> </text:span><text:span text:style-name="T54">[89], el retrovirus y la enfermedad que lleva su nombre se han convertido en una herramienta valiosa para el estudio de otros aspectos de la eritropoyesis tales como la vía de señalización de Epo, el mecanismo de desarrollo de las leucemias y la patogénesis retroviral [90]. El estudio de las células Friend ha sido útil además para identificar genes involucrados en la susceptibilidad de los ratones a la transformación con el complejo vírico [91]. Dentro de este grupo se ha identificado el locus </text:span><text:span text:style-name="T66">Fv2 </text:span><text:span text:style-name="T54">(</text:span><text:span text:style-name="T66">Friend virus susceptibility 2</text:span><text:span text:style-name="T54">) donde se encuentra el gen que codifica para una forma truncada del receptor con actividad tirosina quinasa STK (</text:span><text:span text:style-name="T55">sf-STK</text:span><text:span text:style-name="T54">) que carece del dominio extracelular pero conserva los dominios transmembrana y quinasa [92]. Se ha demostrado que los ratones que no expresan </text:span><text:span text:style-name="T55">sf-STK </text:span><text:span text:style-name="T54">son resistentes a la infección con el complejo Friend. Esta resistencia no se debe a una interferencia con la entrada del retrovirus o a alteraciones en su ciclo vital sino a la influencia de sf-STK en la determinación de la capacidad de la gp55 para inducir la proliferación de los eritroblastos infectados con el SFFV [93]. De manera consistente con estos resultados, se ha propuesto que el gen </text:span><text:span text:style-name="T66">Fv2 </text:span><text:span text:style-name="T54">podría estar involucrado en la regulación del ciclo celular de las BFU-Es [94]. Debido a que las BFU-Es son las dianas principales de la infección retroviral, el efecto de </text:span><text:span text:style-name="T66">Fv2 </text:span><text:span text:style-name="T54">sobre la proliferación explicaría la importancia de </text:span><text:span text:style-name="T55">sf-STK </text:span><text:span text:style-name="T54">para el desarrollo de la eritroleucemia mediada por el SFFV. En un modelo inicial se planteó que la gp55 mediaría una interacción funcional entre el receptor de eritropoyetina (Epo-R) y sf-STK. Sin embargo, Zhang y colaboradores demostraron que la glicoproteína </text:span><text:span text:style-name="T55">gp55 </text:span><text:span text:style-name="T54">del SFFV-P interacciona de forma independiente con </text:span><text:span text:style-name="T55">sf-STK </text:span><text:span text:style-name="T54">y el receptor de eritropoyetina (Epo-R) para inducir eritroblastosis y policitemia, respectivamente [95]. La identificación de sf-STK permite ampliar el conocimiento de los mecanismos de resistencia al cáncer en ratones y, por extrapolación, en humanos.</text:span></text:p>
        <text:p text:style-name="P31"><text:span text:style-name="T54">Por otra parte, el modelo de la eritroleucemia murina constituye un sistema ampliamente utilizado en la investigación del mecanismo de acción de los distintos </text:span><text:span text:style-name="T55">agentes inductores de la diferenciación celular</text:span><text:span text:style-name="T54">. Desde el hallazgo del DMSO como un agente inductor de la diferenciación de las células MEL (1971), se han desarrollado una gran variedad de compuestos químicos capaces de reactivar la diferenciación e inhibir la tumorigenicidad de células leucémicas. Entre estos compuestos se encuentra el HMBA que ha servido de punto de partida para el desarrollo de compuestos polares de segunda generación que son hasta 2000 veces más activos, entre los que destacan el EMBA (dietil-bis-[pentametileno-N,N-dimetilcarboxamida]malonato) y los ácidos hidroxámicos como el SAHA (suberoylanilida ácido hidroxámico) y el CBHA (ácido </text:span><text:span text:style-name="T66">m</text:span><text:span text:style-name="T54">-carboxicinámico bis-hridroxiamida) [96]. Uno de estos compuestos, el SAHA, actúa como un inhibidor de las HDACs que activa la acetilación de histonas, factores de transcripción y proteínas involucradas en la regulación de la proliferación, la migración y la muerte celular</text:span><text:span text:style-name="T29"> clínicos. El SAHA ha mostrado poseer una potente actividad anticancerígena, tanto en tumores sólidos como hematológicos a dosis que son bien toleradas por los pacientes [14,96]. En conjunto, estos datos confirman la validez de las células de la eritroleucemia murina como modelo para el estudio del </text:span><text:span text:style-name="T30">mecanismo de acción de los agentes antitu</text:span><text:soft-page-break/><text:span text:style-name="T30">morales </text:span><text:span text:style-name="T29">y el desarrollo de nuevas terapias anticancerígenos.</text:span></text:p>
        <text:p text:style-name="P24"/>
        <text:h text:style-name="P4" text:outline-level="2">AGRADECIMIENTOS</text:h>
        <text:p text:style-name="P31"><text:span text:style-name="T29">Este trabajo fue financiado en parte gracias a las ayudas del programa “CSIC para el Desarrollo” del Consejo Superior de Investigaciones Científicas (CSIC) y el “Programa de Cooperación Interuniversitaria e Investigación Científica entre España e Iberoamérica” de la Agencia Española de Cooperación Internacional para el Desarrollo (AECID).</text:span></text:p>
        <text:p text:style-name="P24"/>
      </text:section>
      <text:h text:style-name="P1" text:outline-level="2"/>
      <text:h text:style-name="P2" text:outline-level="2">BIBLIOGRAFÍA</text:h>
      <text:list xml:id="list3676126346" text:style-name="WWNum9">
        <text:list-item>
          <text:p text:style-name="P38"><text:span text:style-name="A16"><text:span text:style-name="T51">Pevny L, Simon MC, Robertson E, Klein WH, Tsai SF, D’Agati V et al. Erythroid differentiation in chimaeric mice blocked by a targeted mutation in the gene for transcription factor GATA-1. Nature 1991;349:257-260.</text:span></text:span></text:p>
        </text:list-item>
        <text:list-item>
          <text:p text:style-name="P38"><text:span text:style-name="A16"><text:span text:style-name="T51">Pevny L, Lin CS, D’Agati V, Simon MC, Orkin SH, Costantini F. Development of hematopoietic cells lacking transcription factor GATA-1. Development 1995;121:163-172.</text:span></text:span></text:p>
        </text:list-item>
        <text:list-item>
          <text:p text:style-name="P38"><text:span text:style-name="A16"><text:span text:style-name="T51">Kastner P, Chan S. PU.1: A crucial and versatile player in hematopoiesis and leukemia. Int J Biochem Cell Biol 2008;40:22-27.</text:span></text:span></text:p>
        </text:list-item>
        <text:list-item>
          <text:p text:style-name="P38"><text:span text:style-name="A16"><text:span text:style-name="T51">Liew CW, Rand KD, Simpson RJ, Yung WW, Mansfield RE, Crossley M et al. Molecular analysis of the interaction between the hematopoietic master transcription factors GATA-1 and PU.1. J Biol Chem 2006;281:28296-28306.</text:span></text:span></text:p>
        </text:list-item>
        <text:list-item>
          <text:p text:style-name="P38"><text:span text:style-name="A16"><text:span text:style-name="T51">Zhang P, Zhang X, Iwama A, Yu C, Smith KA, Mueller BU et al. PU.1 inhibits GATA-1 function and erythroid differentiation by blocking GATA-1 DNA binding. Blood 2000;96:2641-2648.</text:span></text:span></text:p>
        </text:list-item>
        <text:list-item>
          <text:p text:style-name="P36"><text:span text:style-name="T60">Burda P, Laslo P, Stopka T. The role of PU.1 and GATA-1 transcription factors during normal and leukemogenic hematopoiesis. Leukemia 2010;24:1249–1257.</text:span></text:p>
        </text:list-item>
        <text:list-item>
          <text:p text:style-name="P39"><text:span text:style-name="A16"><text:span text:style-name="T46">Ferber</text:span></text:span><text:span text:style-name="T51"> MJ, Montoya DP, Yu C, Aderca I, McGee A, Thorland EC et al. Integrations of the hepatitis B virus (HBV) and human papillomavirus (HPV) into the human telomerase reverse transcriptase (hTERT) gene in liver and cervical cancers. Oncogene 2003;22:3813-3820.</text:span></text:p>
        </text:list-item>
        <text:list-item>
          <text:p text:style-name="P37"><text:span text:style-name="T60">Hawkins</text:span><text:span text:style-name="T59"> </text:span><text:span text:style-name="T64">TB,</text:span><text:span text:style-name="T60"> Dantzer J, Peters B, Dinauer M, Mockaitis K, Mooney S et al. </text:span><text:span text:style-name="T61">Identifying viral integration sites using SeqMap 2.0. Bioinformatics</text:span><text:span text:style-name="T62"> 2011;27:720-722.</text:span></text:p>
        </text:list-item>
        <text:list-item>
          <text:p text:style-name="P38"><text:span text:style-name="A16"><text:span text:style-name="T51">Friend C, Patuleia MC, De Harven E. Erythrocytic maturation in vitro of murine (Friend) virus-induced leukemic cells. Natl Cancer Inst Monogr 1966;22:505-522.</text:span></text:span></text:p>
        </text:list-item>
        <text:list-item>
          <text:p text:style-name="P38"><text:span text:style-name="A16"><text:span text:style-name="T47">Marks PA, Reuben R, Epner E, Breslow R, Cobb W, Bogden AE et al. </text:span></text:span><text:span text:style-name="A16"><text:span text:style-name="T51">Induction of murine erythroleukemia cells to differentiate: a model for the detection of new anti-tumor drugs. Antibiot Chemother 1978;23,33-41.</text:span></text:span></text:p>
        </text:list-item>
        <text:list-item>
          <text:p text:style-name="P38"><text:span text:style-name="A16"><text:span text:style-name="T51">Singer D, Cooper M, Maniatis GM, Marks PA, Rifkind RA. Erythropoietic differentiation in colonies of cells transformed by Friend virus. Proc Natl Acad Sci U S A 1974;71:2668-2670.</text:span></text:span></text:p>
        </text:list-item>
        <text:list-item>
          <text:p text:style-name="P38"><text:span text:style-name="A16"><text:span text:style-name="T51">Friend C, Scher W, Holland JG, Sato T. Hemoglobin synthesis in murine virus-induced leukemic cells in vitro: stimulation of erythroid differentiation by dimethyl sulfoxide. Proc Natl Acad Sci U S A 1971;68:378-382.</text:span></text:span></text:p>
        </text:list-item>
        <text:list-item>
          <text:p text:style-name="P38"><text:span text:style-name="A16"><text:span text:style-name="T51">Leszczyniecka M, Roberts T, Dent P, Grant S, Fisher PB. Differentiation therapy of human cancer: basic science and clinical applications. Pharmacol Ther 2001;90:105-156.</text:span></text:span></text:p>
        </text:list-item>
        <text:list-item>
          <text:p text:style-name="P38"><text:span text:style-name="A16"><text:span text:style-name="T51">Marks PA. </text:span></text:span><text:span text:style-name="T23">Discovery and development of SAHA as an anticancer agent. Oncogene 2007;26:1351-1356.</text:span></text:p>
        </text:list-item>
        <text:list-item>
          <text:p text:style-name="P38"><text:span text:style-name="A16"><text:span text:style-name="T51">Wolff L, Ruscetti S. Malignant transformation of erythroid cells in vivo by introduction of a nonreplicating retrovirus vector. Science 1985;228:1549-1552.</text:span></text:span></text:p>
        </text:list-item>
        <text:list-item>
          <text:p text:style-name="P38"><text:span text:style-name="A16"><text:span text:style-name="T51">Spiro C, Gliniak B, Kabat D. A tagged helper-free Friend virus causes clonal erythroblast immortality by specific proviral integration in the cellular genome. J Virol 1988;62:4129-4135.</text:span></text:span></text:p>
        </text:list-item>
        <text:list-item>
          <text:p text:style-name="P38"><text:span text:style-name="A16"><text:span text:style-name="T51">Ben-David Y, Giddens EB, Letwin K, Bernstein A. Erythroleukemia induction by Friend murine leukemia virus: insertional activation of a new member of the ets gene family, Fli-1, closely linked to c-ets-1. Genes Dev 1991;5:908-918.</text:span></text:span></text:p>
        </text:list-item>
        <text:list-item>
          <text:p text:style-name="P38"><text:span text:style-name="A16"><text:span text:style-name="T51">Ben-David Y, Giddens EB, Bernstein A. Identification and mapping of a common proviral integration site Fli-1 in erythroleukemia cells induced by Friend murine leukemia virus. Proc Natl Acad Sci U S A 1990;87:1332-1336.</text:span></text:span></text:p>
        </text:list-item>
        <text:list-item>
          <text:p text:style-name="P38"><text:span text:style-name="A16"><text:span text:style-name="T51">D’Andrea AD. The interaction of the erythropoietin receptor and gp55. Cancer Surv 1992;15:19-36.</text:span></text:span></text:p>
        </text:list-item>
        <text:list-item>
          <text:p text:style-name="P38"><text:span text:style-name="A16"><text:span text:style-name="T51">Liao SK, Axelrad AA. Erythropoietin-independent erythroid colony formation in vitro by hemopoietic cells of mice infected with friend virus. Int J Cancer 1975;15:467-482.</text:span></text:span></text:p>
        </text:list-item>
        <text:list-item>
          <text:p text:style-name="P38"><text:span text:style-name="A16"><text:span text:style-name="T51">Peschle C, Migliaccio G, Lettieri F, Migliaccio AR, Ceccarelli R, Barba P, et al. Kinetics of erythroid precursors in mice infected with the anemic or the polycythemic strain of Friend leukemia virus. Proc Natl Acad Sci U S A 1980;77:2054-2058.</text:span></text:span></text:p>
        </text:list-item>
        <text:list-item>
          <text:p text:style-name="P38"><text:span text:style-name="A16"><text:span text:style-name="T51">Tambourin PE, Wendling F, Jasmin C, Smadja-Joffe F. The physiopathology of Friend leukemia. Leuk Res 1979;3:117-129.</text:span></text:span></text:p>
        </text:list-item>
        <text:list-item>
          <text:p text:style-name="P38"><text:span text:style-name="A16"><text:span text:style-name="T51">Moreau-Gachelin F. Spi-1/PU.1: an oncogene of the Ets family. Biochim Biophys Acta 1994;1198:149-163.</text:span></text:span></text:p>
        </text:list-item>
        <text:list-item>
          <text:p text:style-name="P38"><text:span text:style-name="A16"><text:span text:style-name="T51">Moreau-Gachelin F, Ray D, de Both NJ, van der Feltz MJ, Tambourin P, Tavitian A. Spi-1 oncogene activation in Rauscher and Friend murine virus-induced acute erythroleukemias. Leukemia 1990;4:20-23.</text:span></text:span></text:p>
        </text:list-item>
        <text:list-item>
          <text:p text:style-name="P38"><text:span text:style-name="A16"><text:span text:style-name="T51">Moreau-Gachelin F, Tavitian A, Tambourin, P. Spi-1 is a putative oncogene in virally induced murine erythroleukaemias. Nature 1988;331:277-280.</text:span></text:span></text:p>
        </text:list-item>
        <text:list-item>
          <text:p text:style-name="P38"><text:soft-page-break/><text:span text:style-name="A16"><text:span text:style-name="T51">Paul R, Schuetze S, Kozak SL, Kabat D. A common site for immortalizing proviral integrations in Friend erythroleukemia: molecular cloning and characterization. J Virol 1989;63:4958-4961.</text:span></text:span></text:p>
        </text:list-item>
        <text:list-item>
          <text:p text:style-name="P38"><text:span text:style-name="A16"><text:span text:style-name="T51">Mowat M, Cheng A, Kimura N, Bernstein A, Benchimol S. Rearrangements of the cellular p53 gene in erythroleukaemic cells transformed by Friend virus. Nature 1985;314:633-636.</text:span></text:span></text:p>
        </text:list-item>
        <text:list-item>
          <text:p text:style-name="P38"><text:span text:style-name="A16"><text:span text:style-name="T51">Munroe DG, Peacock JW, Benchimol S. Inactivation of the cellular p53 gene is a common feature of Friend virus-induced erythroleukemia: relationship of inactivation to dominant transforming alleles. Mol Cell Biol 1990;10:3307-3313.</text:span></text:span></text:p>
        </text:list-item>
        <text:list-item>
          <text:p text:style-name="P38"><text:span text:style-name="A16"><text:span text:style-name="T51">Rifkind RA. Acute leukemia and cell differentiation. N Engl J Med 1986;315:56-57.</text:span></text:span></text:p>
        </text:list-item>
        <text:list-item>
          <text:p text:style-name="P38"><text:span text:style-name="A16"><text:span text:style-name="T47">Vanegas N, Garcia-Sacristan A, Lopez-Fernandez LA, Parraga M, del Mazo J, Hernandez P, et al. </text:span></text:span><text:span text:style-name="A16"><text:span text:style-name="T51">Differential expression of Ran GTPase during HMBA-induced differentiation in murine erythroleukemia cells. Leuk Res 2003;27:607-615.</text:span></text:span></text:p>
        </text:list-item>
        <text:list-item>
          <text:p text:style-name="P38"><text:span text:style-name="A16"><text:span text:style-name="T51">Patel VP, Lodish HF. A fibronectin matrix is required for differentiation of murine erythroleukemia cells into reticulocytes. J Cell Biol 1987;105:3105-3118.</text:span></text:span></text:p>
        </text:list-item>
        <text:list-item>
          <text:p text:style-name="P36"><text:span text:style-name="T60">Tsiftsoglou AS, Pappas IS, Vizirianakis IS. Mechanisms involved in the induced differentiation of leukemia cells. Pharmacol Ther 2003;</text:span><text:span text:style-name="T62">100</text:span><text:span text:style-name="T60">:257-290.</text:span></text:p>
        </text:list-item>
        <text:list-item>
          <text:p text:style-name="P36"><text:span text:style-name="T60">Tsiftsoglou AS., Pappas IS, Vizirianakis IS. The developmental program of murine erythroleukemia cells. Oncol Res 2003;</text:span><text:span text:style-name="T62">13</text:span><text:span text:style-name="T60">:339-346.</text:span></text:p>
        </text:list-item>
        <text:list-item>
          <text:p text:style-name="P36"><text:span text:style-name="T60">Nicola NA. Hemopoietic cell growth factors and their receptors. Annu Rev Biochem 1989;</text:span><text:span text:style-name="T62">58</text:span><text:span text:style-name="T60">:45-77.</text:span></text:p>
        </text:list-item>
        <text:list-item>
          <text:p text:style-name="P38"><text:span text:style-name="A16"><text:span text:style-name="T51">Bridges K, Levenson R, Housman D, Cantley L. Calcium regulates the commitment of murine erythroleukemia cells to terminal erythroid differentiation. J Cell Biol 1981;90:542-544.</text:span></text:span></text:p>
        </text:list-item>
        <text:list-item>
          <text:p text:style-name="P38"><text:span text:style-name="A16"><text:span text:style-name="T51">Mager D, Bernstein A. The program of Friend cell erythroid differentiation: early changes in Na+/K+ ATPase function. J Supramol Struct 1978;8:431-438.</text:span></text:span></text:p>
        </text:list-item>
        <text:list-item>
          <text:p text:style-name="P36"><text:span text:style-name="T60">Gazitt Y, Reuben RC, Deitch AD, Marks PA, Rifkind RA. Changes in cyclic adenosine 3’:5’-monophosphate levels during induction of differentiation in murine erythroleukemia cells. Cancer Res 1978;</text:span><text:span text:style-name="T62">38</text:span><text:span text:style-name="T60">:3779-3783.</text:span></text:p>
        </text:list-item>
        <text:list-item>
          <text:p text:style-name="P38"><text:span text:style-name="A16"><text:span text:style-name="T51">Marks PA, Richon VM, Rifkind RA. Cell cycle regulatory proteins are targets for induced differentiation of transformed cells: Molecular and clinical studies employing hybrid polar compounds. Int J Hematol 1996;63:1-17.</text:span></text:span></text:p>
        </text:list-item>
        <text:list-item>
          <text:p text:style-name="P41"><text:span text:style-name="A16"><text:span text:style-name="T51">Marks PA, Richon VM, Kiyokawa H, Rifkind RA. Inducing differentiation of transformed cells with hybrid polar compounds: a cell cycle-dependent process. Proc Natl Acad Sci U S A 1994;91:10251-10254.</text:span></text:span></text:p>
        </text:list-item>
        <text:list-item>
          <text:p text:style-name="P38"><text:span text:style-name="A16"><text:span text:style-name="T51">Rane SG, Reddy EP. JAKs, STATs and Src kinases in hematopoiesis. Oncogene 2002;21:3334-3358.</text:span></text:span></text:p>
        </text:list-item>
        <text:list-item>
          <text:p text:style-name="P38"><text:span text:style-name="A16"><text:span text:style-name="T51">Yamashita T, Wakao H, Miyajima A, Asano S. Differentiation inducers modulate cytokine signaling pathways in a murine erythroleukemia cell line. Cancer Res 1998;58:556-561.</text:span></text:span></text:p>
        </text:list-item>
        <text:list-item>
          <text:p text:style-name="P38"><text:span text:style-name="A16"><text:span text:style-name="T51">Nishigaki K, Hanson C, Ohashi T, Spadaccini A, Ruscetti S. Erythroblast transformation by the friend spleen focus-forming virus is associated with a block in erythropoietin-induced STAT1 phosphorylation and DNA binding and correlates with high expression of the hematopoietic phosphatase SHP-1. J Virol 2006;80:5678-5685.</text:span></text:span></text:p>
        </text:list-item>
        <text:list-item>
          <text:p text:style-name="P38"><text:span text:style-name="A16"><text:span text:style-name="T51">Fibach E, Reuben RC, Rifkind RA, Marks PA. Effect of hexamethylene bisacetamide on the commitment to differentiation of murine erythroleukemia cells. Cancer Res 1977;37:440-444.</text:span></text:span></text:p>
        </text:list-item>
        <text:list-item>
          <text:p text:style-name="P41"><text:span text:style-name="A16"><text:span text:style-name="T51">Friend C, Patuleia MC, De Harven E. Erythrocytic maturation in vitro of murine (Friend) virus-induced leukemic cells. Natl Cancer Inst Monogr 1966;22:505-522.</text:span></text:span></text:p>
        </text:list-item>
        <text:list-item>
          <text:p text:style-name="P38"><text:span text:style-name="A16"><text:span text:style-name="T51">Friend C, Scher W, Holland JG, Sato T. Hemoglobin synthesis in murine virus-induced leukemic cells in vitro: stimulation of erythroid differentiation by dimethyl sulfoxide. Proc Natl Acad Sci U S A 1971;68:378-382.</text:span></text:span></text:p>
        </text:list-item>
        <text:list-item>
          <text:p text:style-name="P38"><text:span text:style-name="T24">Rifkind RA, Richon VM, Marks PA. Induced differentiation, the cell cycle, and the treatment of cancer. Pharmacol Ther 1996;</text:span><text:span text:style-name="T25">69</text:span><text:span text:style-name="T24">:97-102.</text:span></text:p>
        </text:list-item>
        <text:list-item>
          <text:p text:style-name="P41"><text:span text:style-name="A16"><text:span text:style-name="T51">Matushansky I, Radparvar F, Skoultchi AI. Manipulating the onset of cell cycle withdrawal in differentiated erythroid cells with cyclin-dependent kinases and inhibitors. Blood 2000;96:2755-2764.</text:span></text:span></text:p>
        </text:list-item>
        <text:list-item>
          <text:p text:style-name="P38"><text:span text:style-name="A16"><text:span text:style-name="T51">Matushansky I, Radparvar F, Skoultchi AI. CDK6 blocks differentiation: coupling cell proliferation to the block to differentiation in leukemic cells. Oncogene 2003;22:4143-4149.</text:span></text:span></text:p>
        </text:list-item>
        <text:list-item>
          <text:p text:style-name="P38"><text:span text:style-name="A16"><text:span text:style-name="T51">Hsieh FF, Barnett LA, Green WF, Freedman K, Matushansky I, Skoultchi AI, et al. Cell cycle exit during terminal erythroid differentiation is associated with accumulation of p27(Kip1) and inactivation of cdk2 kinase. Blood 2000;96:2746-2754.</text:span></text:span></text:p>
        </text:list-item>
        <text:list-item>
          <text:p text:style-name="P38"><text:span text:style-name="A16"><text:span text:style-name="T51">Larsson LG, Pettersson M, Oberg F, Nilsson K, Luscher B. Expression of mad, mxi1, max and c-myc during induced differentiation of hematopoietic cells: opposite regulation of mad and c-myc. Oncogene 1994;9:1247-1252.</text:span></text:span></text:p>
        </text:list-item>
        <text:list-item>
          <text:p text:style-name="P38"><text:span text:style-name="A16"><text:span text:style-name="T51">Zhu L, Skoultchi AI. Coordinating cell proliferation and differentiation. Curr Opin Genet Dev 2001;11:91-97.</text:span></text:span></text:p>
        </text:list-item>
        <text:list-item>
          <text:p text:style-name="P38"><text:soft-page-break/><text:span text:style-name="A16"><text:span text:style-name="T51">Rylski M, Welch JJ, Chen YY, Letting DL, Diehl JA, Chodosh LA, et al. GATA-1-mediated proliferation arrest during erythroid maturation. Mol Cell Biol 2003;23:5031-5042.</text:span></text:span></text:p>
        </text:list-item>
        <text:list-item>
          <text:p text:style-name="P38"><text:span text:style-name="A16"><text:span text:style-name="T51">Cultraro CM, Bino T, Segal S. Function of the c-Myc antagonist Mad1 during a molecular switch from proliferation to differentiation. Mol Cell Biol 1997;17:2353-2359.</text:span></text:span></text:p>
        </text:list-item>
        <text:list-item>
          <text:p text:style-name="P38"><text:span text:style-name="A16"><text:span text:style-name="T51">Ohnuma S, Philpott A, Wang K, Holt CE, Harris WA. p27Xic1, a Cdk inhibitor, promotes the determination of glial cells in Xenopus retina. Cell 1999;99:499-510.</text:span></text:span></text:p>
        </text:list-item>
        <text:list-item>
          <text:p text:style-name="P38"><text:span text:style-name="T52">Choe KS; Ujhelly O; Wontakal SN, Skoultchi</text:span><text:span text:style-name="T51"> AI. </text:span><text:span text:style-name="T52">PU.1 directly regulates </text:span><text:span text:style-name="T53">cdk6 </text:span><text:span text:style-name="T52">gene expression, linking the cell proliferation and differentiation programs in erythroid cells. </text:span><text:span text:style-name="A16"><text:span text:style-name="T51">J Biol Chem</text:span></text:span><text:span text:style-name="T52">. 2010;285:3044–3052.</text:span></text:p>
        </text:list-item>
        <text:list-item>
          <text:p text:style-name="P38"><text:span text:style-name="A16"><text:span text:style-name="T51">Cantor AB, Orkin SH. Transcriptional regulation of erythropoiesis: an affair involving multiple partners. Oncogene 2002;21:3368-3376.</text:span></text:span></text:p>
        </text:list-item>
        <text:list-item>
          <text:p text:style-name="P38"><text:span text:style-name="A16"><text:span text:style-name="T51">Perry C, Soreq H. Transcriptional regulation of erythropoiesis. Fine tuning of combinatorial multi-domain elements. Eur J Biochem 2002;269:3607-3618.</text:span></text:span></text:p>
        </text:list-item>
        <text:list-item>
          <text:p text:style-name="P38"><text:span text:style-name="A16"><text:span text:style-name="T51">Ferreira R, Ohneda K, Yamamoto M, Philipsen S. GATA1 function, a paradigm for transcription factors in hematopoiesis. Mol Cell Biol 2005;25:1215-1227.</text:span></text:span></text:p>
        </text:list-item>
        <text:list-item>
          <text:p text:style-name="P36"><text:span text:style-name="T61">Shearstone JR; Pop R; Bock C; Boyle P; Meissner A, Socolovsky M. Global DNA demethylation during mouse erythropoiesis in vivo. Science 2011;334:799-802.</text:span></text:p>
        </text:list-item>
        <text:list-item>
          <text:p text:style-name="P38"><text:span text:style-name="A16"><text:span text:style-name="T51">Di Croce L, Raker VA, Corsaro M, Fazi F, Fanelli M, Faretta M, et al. Methyltransferase recruitment and DNA hypermethylation of target promoters by an oncogenic transcription factor. Science 2002;295:1079-1082.</text:span></text:span></text:p>
        </text:list-item>
        <text:list-item>
          <text:p text:style-name="P38"><text:span text:style-name="A16"><text:span text:style-name="T51">Rekhtman N, Radparvar F, Evans T, Skoultchi AI. Direct interaction of hematopoietic transcription factors PU.1 and GATA-1: functional antagonism in erythroid cells. Genes Dev 1999;13:1398-1411.</text:span></text:span></text:p>
        </text:list-item>
        <text:list-item>
          <text:p text:style-name="P38"><text:span text:style-name="A16"><text:span text:style-name="T51">Zhang P, Behre G, Pan J, Iwama A, Wara-Aswapati N, Radomska HS, et al. Negative cross-talk between hematopoietic regulators: GATA proteins repress PU.1. </text:span></text:span><text:span text:style-name="A16"><text:span text:style-name="T47">Proc Natl Acad Sci U S A 1999;96:8705-8710.</text:span></text:span></text:p>
        </text:list-item>
        <text:list-item>
          <text:p text:style-name="P38"><text:span text:style-name="A16"><text:span text:style-name="T51">Rekhtman N, Choe KS, Matushansky I, Murray S, Stopka T, Skoultchi AI. PU.1 and pRB interact and cooperate to repress GATA-1 and block erythroid differentiation. Mol Cell Biol 2003;23:7460-7474.</text:span></text:span></text:p>
        </text:list-item>
        <text:list-item>
          <text:p text:style-name="P38"><text:span text:style-name="A16"><text:span text:style-name="T51">Stopka T, Amanatullah DF, Papetti M, Skoultchi AI. PU.1 inhibits the erythroid program by binding to GATA-1 on DNA and creating a repressive chromatin structure. Embo J 2005;24:3712-3723.</text:span></text:span></text:p>
        </text:list-item>
        <text:list-item>
          <text:p text:style-name="P38"><text:span text:style-name="A16"><text:span text:style-name="T51">Hong W, Kim AY, Ky S, Rakowski C, Seo SB, Chakravarti D, et al. Inhibition of CBP-mediated protein acetylation by the Ets family oncoprotein PU.1. </text:span></text:span><text:span text:style-name="A16"><text:span text:style-name="T47">Mol Cell Biol 2002;22:3729-3743.</text:span></text:span></text:p>
        </text:list-item>
        <text:list-item>
          <text:p text:style-name="P38"><text:span text:style-name="A16"><text:span text:style-name="T51">Boyes J, Byfield P, Nakatani Y, Ogryzko V. Regulation of activity of the transcription factor GATA-1 by acetylation. Nature 1998;396:594-598.</text:span></text:span></text:p>
        </text:list-item>
        <text:list-item>
          <text:p text:style-name="P38"><text:span text:style-name="A16"><text:span text:style-name="T51">Choi Y, Elagib KE, Delehanty LL, Goldfarb AN. Erythroid inhibition by the leukemic fusion AML1-ETO is associated with impaired acetylation of the major erythroid transcription factor GATA-1. Cancer Res 2006;66:2990-2996.</text:span></text:span></text:p>
        </text:list-item>
        <text:list-item>
          <text:p text:style-name="P38"><text:span text:style-name="A16"><text:span text:style-name="T51">Hung HL, Lau J, Kim AY, Weiss MJ, Blobel GA. CREB-Binding protein acetylates hematopoietic transcription factor GATA-1 at functionally important sites. </text:span></text:span><text:span text:style-name="A16"><text:span text:style-name="T47">Mol Cell Biol 1999;19:3496-3505.</text:span></text:span></text:p>
        </text:list-item>
        <text:list-item>
          <text:p text:style-name="P36"><text:span text:style-name="T44">Mancini E; Sanjuan-Pla A, Luciani L, Moore S, Grover A, Zay A, et al. </text:span><text:span text:style-name="T34">FOG-1 and GATA-1 act sequentially to specify definitive megakaryocytic and erythroid progenitors. Embo J 2012;31:351–365.</text:span></text:p>
        </text:list-item>
        <text:list-item>
          <text:p text:style-name="P38"><text:span text:style-name="T26">Monteiro R, Pouget C, Patient R. The GATA1/PU.1 lineage fate paradigm varies between blood populations and is modulated by tif1gamma. Embo J 2011;30:1093–1103.</text:span></text:p>
        </text:list-item>
        <text:list-item>
          <text:p text:style-name="P38"><text:span text:style-name="A16"><text:span text:style-name="T51">Barnache S, Wendling F, Lacombe C, Denis N, Titeux M, Vainchenker W, et al. Spi-1 transgenic mice develop a clonal erythroleukemia which does not depend on p53 mutation. Oncogene 1998;16:2989-2995.</text:span></text:span></text:p>
        </text:list-item>
        <text:list-item>
          <text:p text:style-name="P36"><text:span text:style-name="T60">Papetti M, Skoultchi AI. </text:span><text:span text:style-name="T61">Reprogramming leukemia cells to terminal differentiation</text:span><text:span text:style-name="T60"> </text:span><text:span text:style-name="T61">and growth arrest by RNA interference of PU.1</text:span><text:span text:style-name="T60">. </text:span><text:span text:style-name="T56">Mol Cancer Res 2010;</text:span><text:span text:style-name="T54">5:1053-1062</text:span></text:p>
        </text:list-item>
        <text:list-item>
          <text:p text:style-name="P36"><text:span text:style-name="T29">García-Sacristán A, </text:span><text:span text:style-name="T30">Fernández-Nestosa MJ</text:span><text:span text:style-name="T29">, Hernández P, Schvartzman JB, Krimer DB. </text:span><text:span text:style-name="T36">Protein kinase clk/STY is differentially regulated during erythroleukemia cell differentiation: a bias toward the skipped splice variant characterizes postcommitment stages. </text:span><text:span text:style-name="T31">Cell Research 2005;</text:span><text:span text:style-name="T29">15:495-503.</text:span></text:p>
        </text:list-item>
        <text:list-item>
          <text:p text:style-name="P36"><text:span text:style-name="T37">Fernández-Nestosa MJ</text:span><text:span text:style-name="T36">, Hernández P, Schvartzman JB, Krimer DB. PU.1 is dispensable to block erytrhoid differentiation in Friend erythroleukemia cells. </text:span><text:span text:style-name="T38">Leukemia Res 2008;</text:span><text:span text:style-name="T60">32:121-130.</text:span></text:p>
        </text:list-item>
        <text:list-item>
          <text:p text:style-name="P36"><text:span text:style-name="T35">Truong AHL, Ben-David Y. </text:span><text:span text:style-name="T34">The role of Fli-1 in normal cell function and malignant transformation. Oncogene 2000;19:6482-6489.</text:span></text:p>
        </text:list-item>
        <text:list-item>
          <text:p text:style-name="P38"><text:span text:style-name="A16"><text:span text:style-name="T51">Starck J, Doubeikovski A, Sarrazin S, Gonnet C, Rao G, Skoultchi A, et al. Spi-1/PU.1 is a positive regulator of the Fli-1 gene involved in inhibition of erythroid differentiation in friend erythroleukemic cell lines. </text:span></text:span><text:span text:style-name="A16"><text:span text:style-name="T47">Mol Cell Biol 1999;19:121-135.</text:span></text:span></text:p>
        </text:list-item>
        <text:list-item>
          <text:p text:style-name="P38"><text:span text:style-name="A16"><text:span text:style-name="T51">Silver J, Kozak C. Common proviral integration region on mouse chromosome 7 in lymphomas and myelogenous leukemias induced by Friend murine leukemia virus. J Virol 1986;57:526-533.</text:span></text:span></text:p>
        </text:list-item>
        <text:list-item>
          <text:p text:style-name="P38"><text:soft-page-break/><text:span text:style-name="A16"><text:span text:style-name="T51">Weintraub H, Davis R, Tapscott S, Thayer M, Krause M, Benezra R, et al. The myoD gene family: nodal point during specification of the muscle cell lineage. </text:span></text:span><text:span text:style-name="A16"><text:span text:style-name="T47">Science 1991;251:761-766.</text:span></text:span></text:p>
        </text:list-item>
        <text:list-item>
          <text:p text:style-name="P38"><text:span text:style-name="A16"><text:span text:style-name="T47">Ito E, Toki T, Ishihara H, Ohtani H, Gu L, Yokoyama M, et al. </text:span></text:span><text:span text:style-name="A16"><text:span text:style-name="T51">Erythroid transcription factor GATA-1 is abundantly transcribed in mouse testis. </text:span></text:span><text:span text:style-name="A16"><text:span text:style-name="T47">Nature 1993;362:466-468.</text:span></text:span></text:p>
        </text:list-item>
        <text:list-item>
          <text:p text:style-name="P38"><text:span text:style-name="A16"><text:span text:style-name="T51">Martin DI, Zon LI, Mutter G, Orkin SH. Expression of an erythroid transcription factor in megakaryocytic and mast cell lineages. </text:span></text:span><text:span text:style-name="A16"><text:span text:style-name="T47">Nature 1990;344, 444-447.</text:span></text:span></text:p>
        </text:list-item>
        <text:list-item>
          <text:p text:style-name="P38"><text:span text:style-name="A16"><text:span text:style-name="T51">Romeo PH, Prandini MH, Joulin V, Mignotte V, Prenant M, Vainchenker W, et al. Megakaryocytic and erythrocytic lineages share specific transcription factors. Nature 1990;344:447-449.</text:span></text:span></text:p>
        </text:list-item>
        <text:list-item>
          <text:p text:style-name="P38"><text:span text:style-name="A16"><text:span text:style-name="T51">Vyas P, Ault K, Jackson CW, Orkin SH, Shivdasani RA. Consequences of GATA-1 deficiency in megakaryocytes and platelets. Blood 1999;93:2867-2875.</text:span></text:span></text:p>
        </text:list-item>
        <text:list-item>
          <text:p text:style-name="P36"><text:span text:style-name="T54">Yomogida K, Ohtani H, Harigae H, Ito E, Nishimune Y, Engel JD et al. </text:span><text:span text:style-name="T60">Developmental stage- and spermatogenic cycle-specific expression of transcription factor GATA-1 in mouse Sertoli cells. Development 1994;120:1759-1766.</text:span></text:p>
        </text:list-item>
        <text:list-item>
          <text:p text:style-name="P38"><text:span text:style-name="A16"><text:span text:style-name="T51">Yu C, Cantor AB, Yang H, Browne C, Wells RA, Fujiwara Y, et al. Targeted deletion of a high-affinity GATA-binding site in the GATA-1 promoter leads to selective loss of the eosinophil lineage in vivo. </text:span></text:span><text:span text:style-name="A16"><text:span text:style-name="T47">J Exp Med 2002;195:1387-1395.</text:span></text:span></text:p>
        </text:list-item>
        <text:list-item>
          <text:p text:style-name="P36"><text:span text:style-name="T60">Zon LI, Yamaguchi Y, Yee K, Albee EA, Kimura A, Bennett JC, et al. Expression of mRNA for the GATA-binding proteins in human eosinophils and basophils: potential role in gene transcription. Blood 1993;81:3234-3241.</text:span></text:p>
        </text:list-item>
        <text:list-item>
          <text:p text:style-name="P38"><text:span text:style-name="A16"><text:span text:style-name="T51">Layon ME, Ackley CJ, West RJ, Lowrey CH. Expression of GATA-1 in a non-hematopoietic cell line induces beta-globin locus control region chromatin structure remodeling and an erythroid pattern of gene expression. </text:span></text:span><text:span text:style-name="A16"><text:span text:style-name="T47">J Mol Biol 2007;366:737-744.</text:span></text:span></text:p>
        </text:list-item>
        <text:list-item>
          <text:p text:style-name="P38"><text:span text:style-name="A16"><text:span text:style-name="T47">Rodriguez P, Bonte E, Krijgsveld J, Kolodziej KE, Guyot B, Heck AJ, et al. </text:span></text:span><text:span text:style-name="A16"><text:span text:style-name="T51">GATA-1 forms distinct activating and repressive complexes in erythroid cells. </text:span></text:span><text:span text:style-name="A16"><text:span text:style-name="T47">Embo J 2005;24:2354-2366.</text:span></text:span></text:p>
        </text:list-item>
        <text:list-item>
          <text:p text:style-name="P38"><text:span text:style-name="A16"><text:span text:style-name="T51">Starck J, Cohet N, Gonnet C, Sarrazin S, Doubeikovskaia Z, Doubeikovski A, et al. Functional cross-antagonism between transcription factors FLI-1 and EKLF. Mol Cell Biol 2003;23:1390-1402.</text:span></text:span></text:p>
        </text:list-item>
        <text:list-item>
          <text:p text:style-name="P38"><text:span text:style-name="A16"><text:span text:style-name="T51">Friend C. Cell-free transmission in adult Swiss mice of a disease having the character of a leukemia. J Exp Med 1957;105:307-318.</text:span></text:span></text:p>
        </text:list-item>
        <text:list-item>
          <text:p text:style-name="P38"><text:span text:style-name="A16"><text:span text:style-name="T51">Ney PA, D’Andrea AD. Friend erythroleukemia revisited. Blood 2000;96:3675-3680.</text:span></text:span></text:p>
        </text:list-item>
        <text:list-item>
          <text:p text:style-name="P38"><text:span text:style-name="A16"><text:span text:style-name="T51">Axelrad A. Genetic and cellular basis of susceptibility or resistance to Friend leukemia virus infection in mice. Proc Can Cancer Conf 1969;8:313-343.</text:span></text:span></text:p>
        </text:list-item>
        <text:list-item>
          <text:p text:style-name="P38"><text:span text:style-name="A16"><text:span text:style-name="T51">Persons DA, Paulson RF, Loyd MR, Herley MT, Bodner SM, Bernstein A, et al. Fv2 encodes a truncated form of the Stk receptor tyrosine kinase. </text:span></text:span><text:span text:style-name="A16"><text:span text:style-name="T47">Nat Genet 1999;23:159-165.</text:span></text:span></text:p>
        </text:list-item>
        <text:list-item>
          <text:p text:style-name="P38"><text:span text:style-name="A16"><text:span text:style-name="T51">Lilly F. Fv-2: identification and location of a second gene governing the spleen focus response to Friend leukemia virus in mice. J Natl Cancer Inst 1970;45:163-169.</text:span></text:span></text:p>
        </text:list-item>
        <text:list-item>
          <text:p text:style-name="P38"><text:span text:style-name="A16"><text:span text:style-name="T51">Suzuki S, Axelrad AA. Fv-2 locus controls the proportion of erythropoietic progenitor cells (BFU-E) synthesizing DNA in normal mice. Cell 1980;19:225-236.</text:span></text:span></text:p>
        </text:list-item>
        <text:list-item>
          <text:p text:style-name="P38"><text:span text:style-name="A16"><text:span text:style-name="T51">Zhang J, Randall MS, Loyd MR, Li W, Schweers RL, Persons DA, et al. Role of erythropoietin receptor signaling in Friend virus-induced erythroblastosis and polycythemia. </text:span></text:span><text:span text:style-name="A16"><text:span text:style-name="T47">Blood 2006;107:73-78.</text:span></text:span></text:p>
        </text:list-item>
        <text:list-item>
          <text:p text:style-name="P38"><text:span text:style-name="A16"><text:span text:style-name="T51">Marks PA, Breslow R. Dimethyl sulfoxide to vorinostat: development of this histone deacetylase inhibitor as an anticancer drug. Nat Biotechnol 2007;25:84-90.</text:span></text:span></text:p>
        </text:list-item>
      </text:list>
      <text:p text:style-name="P11"/>
      <text:p text:style-name="P12"><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TSYN" svg:font-family="MTSYN"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나눔명조" svg:font-family="나눔명조"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PY"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PY"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justify" style:justify-single-word="false" fo:orphans="2" fo:widows="2" style:writing-mode="lr-tb"/>
      <style:text-properties style:font-name="Liberation Sans Narrow" fo:font-family="'Liberation Sans Narrow'"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Pa10" style:family="paragraph" style:parent-style-name="Standard" style:next-style-name="Standard" style:default-outline-level="">
      <style:paragraph-properties fo:margin-top="0in" fo:margin-bottom="0in" loext:contextual-spacing="false" style:line-height-at-least="0.1673in"/>
      <style:text-properties style:font-name="Arial" fo:font-family="Arial" style:font-family-generic="swiss" fo:font-size="12pt" style:font-size-asian="12pt"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A0" style:family="text">
      <style:text-properties fo:color="#000000" fo:font-style="italic" fo:font-weight="bold" style:font-style-asian="italic" style:font-weight-asian="bold" style:font-style-complex="italic" style:font-weight-complex="bold"/>
    </style:style>
    <style:style style:name="A10" style:family="text">
      <style:text-properties fo:color="#000000" fo:font-style="italic" style:text-underline-style="solid" style:text-underline-width="auto" style:text-underline-color="font-color"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A4" style:family="text">
      <style:text-properties fo:color="#000000"/>
    </style:style>
    <style:style style:name="A16" style:family="text">
      <style:text-properties fo:color="#000000" fo:font-size="11pt" style:font-size-asian="11pt" style:font-size-complex="11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3pt" style:font-size-asian="13pt"/>
    </style:style>
    <style:style style:name="ListLabel_20_2" style:display-name="ListLabel 2" style:family="text">
      <style:text-properties fo:font-size="13pt" style:font-size-asian="13pt"/>
    </style:style>
    <style:style style:name="ListLabel_20_3" style:display-name="ListLabel 3" style:family="text">
      <style:text-properties fo:font-size="13pt" style:font-size-asian="13pt"/>
    </style:style>
    <style:style style:name="ListLabel_20_4" style:display-name="ListLabel 4" style:family="text">
      <style:text-properties fo:font-size="13pt" style:font-size-asian="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Jose</meta:initial-creator>
    <dc:creator>Alcides Chaux</dc:creator>
    <meta:editing-cycles>41</meta:editing-cycles>
    <meta:print-date>2012-02-29T21:37:00</meta:print-date>
    <meta:creation-date>2012-03-25T11:57:00</meta:creation-date>
    <dc:date>2017-12-14T11:19:26.975905831</dc:date>
    <meta:editing-duration>PT16H8M41S</meta:editing-duration>
    <meta:generator>LibreOffice/5.4.2.2$Linux_X86_64 LibreOffice_project/40m0$Build-2</meta:generator>
    <meta:document-statistic meta:table-count="0" meta:image-count="0" meta:object-count="0" meta:page-count="11" meta:paragraph-count="148" meta:word-count="7243" meta:character-count="48438" meta:non-whitespace-character-count="41448"/>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